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T2_5" style:family="text">
      <style:text-properties fo:font-size="10pt" style:font-size-asian="10pt" style:font-size-complex="10pt"/>
    </style:style>
    <style:style style:name="T2_6" style:family="text">
      <style:text-properties fo:font-size="10pt" style:font-size-asian="10pt" style:font-size-complex="10pt"/>
    </style:style>
    <style:style style:name="T2_7" style:family="text">
      <style:text-properties fo:font-size="10pt" style:font-size-asian="10pt" style:font-size-complex="10pt"/>
    </style:style>
    <style:style style:name="T2_8" style:family="text">
      <style:text-properties fo:font-size="10pt" style:font-size-asian="10pt" style:font-size-complex="10pt"/>
    </style:style>
    <style:style style:name="T2_9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fo:font-size="8pt" style:font-size-asian="8pt" style:font-size-complex="8pt" style:text-underline-style="solid" style:text-underline-color="font-color"/>
    </style:style>
    <style:style style:name="T3_3" style:family="text"/>
    <style:style style:name="T3_4" style:family="text">
      <style:text-properties fo:color="#1155cc" fo:font-size="8pt" style:font-size-asian="8pt" style:font-size-complex="8pt" style:text-underline-style="solid" style:text-underline-color="font-color"/>
    </style:style>
    <style:style style:name="T3_5" style:family="text"/>
    <style:style style:name="T3_6" style:family="text">
      <style:text-properties fo:color="#1155cc" fo:font-size="8pt" style:font-size-asian="8pt" style:font-size-complex="8pt" style:text-underline-style="solid" style:text-underline-color="font-color"/>
    </style:style>
    <style:style style:name="T3_7" style:family="text"/>
    <style:style style:name="T3_8" style:family="text">
      <style:text-properties fo:color="#1155cc" fo:font-size="8pt" style:font-size-asian="8pt" style:font-size-complex="8pt" style:text-underline-style="solid" style:text-underline-color="font-color"/>
    </style:style>
    <style:style style:name="T3_9" style:family="text"/>
    <style:style style:name="T3_10" style:family="text">
      <style:text-properties fo:color="#1155cc" fo:font-size="8pt" style:font-size-asian="8pt" style:font-size-complex="8pt" style:text-underline-style="solid" style:text-underline-color="font-color"/>
    </style:style>
    <style:style style:name="T3_11" style:family="text"/>
    <style:style style:name="T3_12" style:family="text">
      <style:text-properties fo:color="#1155cc" fo:font-size="8pt" style:font-size-asian="8pt" style:font-size-complex="8pt" style:text-underline-style="solid" style:text-underline-color="font-color"/>
    </style:style>
    <style:style style:name="T3_13" style:family="text"/>
    <style:style style:name="T3_14" style:family="text">
      <style:text-properties fo:color="#1155cc" fo:font-size="8pt" style:font-size-asian="8pt" style:font-size-complex="8pt" style:text-underline-style="solid" style:text-underline-color="font-color"/>
    </style:style>
    <style:style style:name="T3_15" style:family="text"/>
    <style:style style:name="T3_16" style:family="text">
      <style:text-properties fo:color="#1155cc" fo:font-size="8pt" style:font-size-asian="8pt" style:font-size-complex="8pt" style:text-underline-style="solid" style:text-underline-color="font-color"/>
    </style:style>
    <style:style style:name="T3_17" style:family="text"/>
    <style:style style:name="T3_18" style:family="text">
      <style:text-properties fo:color="#1155cc" fo:font-size="8pt" style:font-size-asian="8pt" style:font-size-complex="8pt" style:text-underline-style="solid" style:text-underline-color="font-color"/>
    </style:style>
    <style:style style:name="T3_19" style:family="text"/>
    <style:style style:name="T3_20" style:family="text">
      <style:text-properties fo:color="#1155cc" fo:font-size="8pt" style:font-size-asian="8pt" style:font-size-complex="8pt" style:text-underline-style="solid" style:text-underline-color="font-color"/>
    </style:style>
    <style:style style:name="T3_21" style:family="text"/>
    <style:style style:name="T3_22" style:family="text">
      <style:text-properties fo:color="#1155cc" fo:font-size="8pt" style:font-size-asian="8pt" style:font-size-complex="8pt" style:text-underline-style="solid" style:text-underline-color="font-color"/>
    </style:style>
    <style:style style:name="T3_23" style:family="text"/>
    <style:style style:name="T3_24" style:family="text">
      <style:text-properties fo:color="#1155cc" fo:font-size="8pt" style:font-size-asian="8pt" style:font-size-complex="8pt" style:text-underline-style="solid" style:text-underline-color="font-color"/>
    </style:style>
    <style:style style:name="T3_25" style:family="text"/>
    <style:style style:name="T3_26" style:family="text">
      <style:text-properties fo:color="#1155cc" fo:font-size="8pt" style:font-size-asian="8pt" style:font-size-complex="8pt" style:text-underline-style="solid" style:text-underline-color="font-color"/>
    </style:style>
    <style:style style:name="T3_27" style:family="text"/>
    <style:style style:name="T3_28" style:family="text">
      <style:text-properties fo:color="#1155cc" fo:font-size="8pt" style:font-size-asian="8pt" style:font-size-complex="8pt" style:text-underline-style="solid" style:text-underline-color="font-color"/>
    </style:style>
    <style:style style:name="T3_29" style:family="text"/>
    <style:style style:name="T3_30" style:family="text">
      <style:text-properties fo:color="#1155cc" fo:font-size="8pt" style:font-size-asian="8pt" style:font-size-complex="8pt" style:text-underline-style="solid" style:text-underline-color="font-color"/>
    </style:style>
    <style:style style:name="T3_31" style:family="text"/>
    <style:style style:name="T3_32" style:family="text">
      <style:text-properties fo:color="#1155cc" fo:font-size="8pt" style:font-size-asian="8pt" style:font-size-complex="8pt" style:text-underline-style="solid" style:text-underline-color="font-color"/>
    </style:style>
    <style:style style:name="T3_33" style:family="text"/>
    <style:style style:name="T3_34" style:family="text">
      <style:text-properties fo:color="#1155cc" fo:font-size="8pt" style:font-size-asian="8pt" style:font-size-complex="8pt" style:text-underline-style="solid" style:text-underline-color="font-color"/>
    </style:style>
    <style:style style:name="T3_35" style:family="text"/>
    <style:style style:name="T3_36" style:family="text">
      <style:text-properties fo:color="#1155cc" fo:font-size="8pt" style:font-size-asian="8pt" style:font-size-complex="8pt" style:text-underline-style="solid" style:text-underline-color="font-color"/>
    </style:style>
    <style:style style:name="T3_37" style:family="text"/>
    <style:style style:name="T3_38" style:family="text">
      <style:text-properties fo:color="#1155cc" fo:font-size="8pt" style:font-size-asian="8pt" style:font-size-complex="8pt" style:text-underline-style="solid" style:text-underline-color="font-color"/>
    </style:style>
    <style:style style:name="T3_39" style:family="text"/>
    <style:style style:name="T3_40" style:family="text">
      <style:text-properties fo:color="#1155cc" fo:font-size="8pt" style:font-size-asian="8pt" style:font-size-complex="8pt" style:text-underline-style="solid" style:text-underline-color="font-color"/>
    </style:style>
    <style:style style:name="T3_41" style:family="text"/>
    <style:style style:name="T3_42" style:family="text">
      <style:text-properties fo:color="#1155cc" fo:font-size="8pt" style:font-size-asian="8pt" style:font-size-complex="8pt" style:text-underline-style="solid" style:text-underline-color="font-color"/>
    </style:style>
    <style:style style:name="T3_43" style:family="text"/>
    <style:style style:name="T3_44" style:family="text">
      <style:text-properties fo:color="#1155cc" fo:font-size="8pt" style:font-size-asian="8pt" style:font-size-complex="8pt" style:text-underline-style="solid" style:text-underline-color="font-color"/>
    </style:style>
    <style:style style:name="T3_45" style:family="text"/>
    <style:style style:name="T3_46" style:family="text">
      <style:text-properties fo:color="#1155cc" fo:font-size="8pt" style:font-size-asian="8pt" style:font-size-complex="8pt" style:text-underline-style="solid" style:text-underline-color="font-color"/>
    </style:style>
    <style:style style:name="T3_47" style:family="text"/>
    <style:style style:name="T3_48" style:family="text">
      <style:text-properties fo:color="#1155cc" fo:font-size="8pt" style:font-size-asian="8pt" style:font-size-complex="8pt" style:text-underline-style="solid" style:text-underline-color="font-color"/>
    </style:style>
    <style:style style:name="T3_49" style:family="text"/>
    <style:style style:name="T3_50" style:family="text">
      <style:text-properties fo:color="#1155cc" fo:font-size="8pt" style:font-size-asian="8pt" style:font-size-complex="8pt" style:text-underline-style="solid" style:text-underline-color="font-color"/>
    </style:style>
    <style:style style:name="T3_51" style:family="text"/>
    <style:style style:name="T3_52" style:family="text">
      <style:text-properties fo:color="#1155cc" fo:font-size="8pt" style:font-size-asian="8pt" style:font-size-complex="8pt" style:text-underline-style="solid" style:text-underline-color="font-color"/>
    </style:style>
    <style:style style:name="T3_53" style:family="text"/>
    <style:style style:name="T3_54" style:family="text">
      <style:text-properties fo:color="#1155cc" fo:font-size="8pt" style:font-size-asian="8pt" style:font-size-complex="8pt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fo:font-size="8pt" style:font-size-asian="8pt" style:font-size-complex="8pt" style:text-underline-style="solid" style:text-underline-color="font-color"/>
    </style:style>
    <style:style style:name="T4_3" style:family="text"/>
    <style:style style:name="T4_4" style:family="text">
      <style:text-properties fo:color="#1155cc" fo:font-size="8pt" style:font-size-asian="8pt" style:font-size-complex="8pt" style:text-underline-style="solid" style:text-underline-color="font-color"/>
    </style:style>
    <style:style style:name="T4_5" style:family="text"/>
    <style:style style:name="T4_6" style:family="text">
      <style:text-properties fo:color="#1155cc" fo:font-size="8pt" style:font-size-asian="8pt" style:font-size-complex="8pt" style:text-underline-style="solid" style:text-underline-color="font-color"/>
    </style:style>
    <style:style style:name="T4_7" style:family="text"/>
    <style:style style:name="T4_8" style:family="text">
      <style:text-properties fo:color="#1155cc" fo:font-size="8pt" style:font-size-asian="8pt" style:font-size-complex="8pt" style:text-underline-style="solid" style:text-underline-color="font-color"/>
    </style:style>
    <style:style style:name="T4_9" style:family="text"/>
    <style:style style:name="T4_10" style:family="text">
      <style:text-properties fo:color="#1155cc" fo:font-size="8pt" style:font-size-asian="8pt" style:font-size-complex="8pt" style:text-underline-style="solid" style:text-underline-color="font-color"/>
    </style:style>
    <style:style style:name="T4_11" style:family="text"/>
    <style:style style:name="T4_12" style:family="text">
      <style:text-properties fo:color="#1155cc" fo:font-size="8pt" style:font-size-asian="8pt" style:font-size-complex="8pt" style:text-underline-style="solid" style:text-underline-color="font-color"/>
    </style:style>
    <style:style style:name="T4_13" style:family="text"/>
    <style:style style:name="T4_14" style:family="text">
      <style:text-properties fo:color="#1155cc" fo:font-size="8pt" style:font-size-asian="8pt" style:font-size-complex="8pt" style:text-underline-style="solid" style:text-underline-color="font-color"/>
    </style:style>
    <style:style style:name="T4_15" style:family="text"/>
    <style:style style:name="T4_16" style:family="text">
      <style:text-properties fo:color="#1155cc" fo:font-size="8pt" style:font-size-asian="8pt" style:font-size-complex="8pt" style:text-underline-style="solid" style:text-underline-color="font-color"/>
    </style:style>
    <style:style style:name="T4_17" style:family="text"/>
    <style:style style:name="T4_18" style:family="text">
      <style:text-properties fo:color="#1155cc" fo:font-size="8pt" style:font-size-asian="8pt" style:font-size-complex="8pt" style:text-underline-style="solid" style:text-underline-color="font-color"/>
    </style:style>
    <style:style style:name="T4_19" style:family="text"/>
    <style:style style:name="T4_20" style:family="text">
      <style:text-properties fo:color="#1155cc" fo:font-size="8pt" style:font-size-asian="8pt" style:font-size-complex="8pt" style:text-underline-style="solid" style:text-underline-color="font-color"/>
    </style:style>
    <style:style style:name="T4_21" style:family="text"/>
    <style:style style:name="T4_22" style:family="text">
      <style:text-properties fo:color="#1155cc" fo:font-size="8pt" style:font-size-asian="8pt" style:font-size-complex="8pt" style:text-underline-style="solid" style:text-underline-color="font-color"/>
    </style:style>
    <style:style style:name="T4_23" style:family="text"/>
    <style:style style:name="T4_24" style:family="text">
      <style:text-properties fo:color="#1155cc" fo:font-size="8pt" style:font-size-asian="8pt" style:font-size-complex="8pt" style:text-underline-style="solid" style:text-underline-color="font-color"/>
    </style:style>
    <style:style style:name="T4_25" style:family="text"/>
    <style:style style:name="T4_26" style:family="text">
      <style:text-properties fo:color="#1155cc" fo:font-size="8pt" style:font-size-asian="8pt" style:font-size-complex="8pt" style:text-underline-style="solid" style:text-underline-color="font-color"/>
    </style:style>
    <style:style style:name="T4_27" style:family="text"/>
    <style:style style:name="T4_28" style:family="text">
      <style:text-properties fo:color="#1155cc" fo:font-size="8pt" style:font-size-asian="8pt" style:font-size-complex="8pt" style:text-underline-style="solid" style:text-underline-color="font-color"/>
    </style:style>
    <style:style style:name="T4_29" style:family="text"/>
    <style:style style:name="T4_30" style:family="text">
      <style:text-properties fo:color="#1155cc" fo:font-size="8pt" style:font-size-asian="8pt" style:font-size-complex="8pt" style:text-underline-style="solid" style:text-underline-color="font-color"/>
    </style:style>
    <style:style style:name="T4_31" style:family="text"/>
    <style:style style:name="T4_32" style:family="text">
      <style:text-properties fo:color="#1155cc" fo:font-size="8pt" style:font-size-asian="8pt" style:font-size-complex="8pt" style:text-underline-style="solid" style:text-underline-color="font-color"/>
    </style:style>
    <style:style style:name="T4_33" style:family="text"/>
    <style:style style:name="T4_34" style:family="text">
      <style:text-properties fo:color="#1155cc" fo:font-size="8pt" style:font-size-asian="8pt" style:font-size-complex="8pt" style:text-underline-style="solid" style:text-underline-color="font-color"/>
    </style:style>
    <style:style style:name="T4_35" style:family="text"/>
    <style:style style:name="T4_36" style:family="text">
      <style:text-properties fo:color="#1155cc" fo:font-size="8pt" style:font-size-asian="8pt" style:font-size-complex="8pt" style:text-underline-style="solid" style:text-underline-color="font-color"/>
    </style:style>
    <style:style style:name="T4_37" style:family="text"/>
    <style:style style:name="T4_38" style:family="text">
      <style:text-properties fo:color="#1155cc" fo:font-size="8pt" style:font-size-asian="8pt" style:font-size-complex="8pt" style:text-underline-style="solid" style:text-underline-color="font-color"/>
    </style:style>
    <style:style style:name="T4_39" style:family="text"/>
    <style:style style:name="T4_40" style:family="text">
      <style:text-properties fo:color="#1155cc" fo:font-size="8pt" style:font-size-asian="8pt" style:font-size-complex="8pt" style:text-underline-style="solid" style:text-underline-color="font-color"/>
    </style:style>
    <style:style style:name="T4_41" style:family="text"/>
    <style:style style:name="T4_42" style:family="text">
      <style:text-properties fo:color="#1155cc" fo:font-size="8pt" style:font-size-asian="8pt" style:font-size-complex="8pt" style:text-underline-style="solid" style:text-underline-color="font-color"/>
    </style:style>
    <style:style style:name="T4_43" style:family="text"/>
    <style:style style:name="T4_44" style:family="text">
      <style:text-properties fo:color="#1155cc" fo:font-size="8pt" style:font-size-asian="8pt" style:font-size-complex="8pt" style:text-underline-style="solid" style:text-underline-color="font-color"/>
    </style:style>
    <style:style style:name="T4_45" style:family="text"/>
    <style:style style:name="T4_46" style:family="text">
      <style:text-properties fo:color="#1155cc" fo:font-size="8pt" style:font-size-asian="8pt" style:font-size-complex="8pt" style:text-underline-style="solid" style:text-underline-color="font-color"/>
    </style:style>
    <style:style style:name="T4_47" style:family="text"/>
    <style:style style:name="T4_48" style:family="text">
      <style:text-properties fo:color="#1155cc" fo:font-size="8pt" style:font-size-asian="8pt" style:font-size-complex="8pt" style:text-underline-style="solid" style:text-underline-color="font-color"/>
    </style:style>
    <style:style style:name="T4_49" style:family="text"/>
    <style:style style:name="T4_50" style:family="text">
      <style:text-properties fo:color="#1155cc" fo:font-size="8pt" style:font-size-asian="8pt" style:font-size-complex="8pt" style:text-underline-style="solid" style:text-underline-color="font-color"/>
    </style:style>
    <style:style style:name="T4_51" style:family="text"/>
    <style:style style:name="T4_52" style:family="text">
      <style:text-properties fo:color="#1155cc" fo:font-size="8pt" style:font-size-asian="8pt" style:font-size-complex="8pt" style:text-underline-style="solid" style:text-underline-color="font-color"/>
    </style:style>
    <style:style style:name="T4_53" style:family="text"/>
    <style:style style:name="T4_54" style:family="text">
      <style:text-properties fo:color="#1155cc" fo:font-size="8pt" style:font-size-asian="8pt" style:font-size-complex="8pt" style:text-underline-style="solid" style:text-underline-color="font-color"/>
    </style:style>
    <style:style style:name="T4_55" style:family="text"/>
    <style:style style:name="T4_56" style:family="text">
      <style:text-properties fo:color="#1155cc" fo:font-size="8pt" style:font-size-asian="8pt" style:font-size-complex="8pt" style:text-underline-style="solid" style:text-underline-color="font-color"/>
    </style:style>
    <style:style style:name="T4_57" style:family="text"/>
    <style:style style:name="T4_58" style:family="text">
      <style:text-properties fo:color="#1155cc" fo:font-size="8pt" style:font-size-asian="8pt" style:font-size-complex="8pt" style:text-underline-style="solid" style:text-underline-color="font-color"/>
    </style:style>
    <style:style style:name="T4_59" style:family="text"/>
    <style:style style:name="T4_60" style:family="text">
      <style:text-properties fo:color="#1155cc" fo:font-size="8pt" style:font-size-asian="8pt" style:font-size-complex="8pt" style:text-underline-style="solid" style:text-underline-color="font-color"/>
    </style:style>
    <style:style style:name="T4_61" style:family="text"/>
    <style:style style:name="T4_62" style:family="text">
      <style:text-properties fo:color="#1155cc" fo:font-size="8pt" style:font-size-asian="8pt" style:font-size-complex="8pt" style:text-underline-style="solid" style:text-underline-color="font-color"/>
    </style:style>
    <style:style style:name="T4_63" style:family="text"/>
    <style:style style:name="T4_64" style:family="text">
      <style:text-properties fo:color="#1155cc" fo:font-size="8pt" style:font-size-asian="8pt" style:font-size-complex="8pt" style:text-underline-style="solid" style:text-underline-color="font-color"/>
    </style:style>
    <style:style style:name="T4_65" style:family="text"/>
    <style:style style:name="T4_66" style:family="text">
      <style:text-properties fo:color="#1155cc" fo:font-size="8pt" style:font-size-asian="8pt" style:font-size-complex="8pt" style:text-underline-style="solid" style:text-underline-color="font-color"/>
    </style:style>
    <style:style style:name="T4_67" style:family="text"/>
    <style:style style:name="T4_68" style:family="text">
      <style:text-properties fo:color="#1155cc" fo:font-size="8pt" style:font-size-asian="8pt" style:font-size-complex="8pt" style:text-underline-style="solid" style:text-underline-color="font-color"/>
    </style:style>
    <style:style style:name="T4_69" style:family="text"/>
    <style:style style:name="T4_70" style:family="text">
      <style:text-properties fo:color="#1155cc" fo:font-size="8pt" style:font-size-asian="8pt" style:font-size-complex="8pt" style:text-underline-style="solid" style:text-underline-color="font-color"/>
    </style:style>
    <style:style style:name="T4_71" style:family="text"/>
    <style:style style:name="T4_72" style:family="text">
      <style:text-properties fo:color="#1155cc" fo:font-size="8pt" style:font-size-asian="8pt" style:font-size-complex="8pt" style:text-underline-style="solid" style:text-underline-color="font-color"/>
    </style:style>
    <style:style style:name="T4_73" style:family="text"/>
    <style:style style:name="T4_74" style:family="text">
      <style:text-properties fo:color="#1155cc" fo:font-size="8pt" style:font-size-asian="8pt" style:font-size-complex="8pt" style:text-underline-style="solid" style:text-underline-color="font-color"/>
    </style:style>
    <style:style style:name="T4_75" style:family="text"/>
    <style:style style:name="T4_76" style:family="text">
      <style:text-properties fo:color="#1155cc" fo:font-size="8pt" style:font-size-asian="8pt" style:font-size-complex="8pt" style:text-underline-style="solid" style:text-underline-color="font-color"/>
    </style:style>
    <style:style style:name="T4_77" style:family="text"/>
    <style:style style:name="T4_78" style:family="text">
      <style:text-properties fo:color="#1155cc" fo:font-size="8pt" style:font-size-asian="8pt" style:font-size-complex="8pt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>
      <style:text-properties fo:color="#1155cc" fo:font-size="8pt" style:font-size-asian="8pt" style:font-size-complex="8pt" style:text-underline-style="solid" style:text-underline-color="font-color"/>
    </style:style>
    <style:style style:name="T5_3" style:family="text"/>
    <style:style style:name="T5_4" style:family="text">
      <style:text-properties fo:color="#1155cc" fo:font-size="8pt" style:font-size-asian="8pt" style:font-size-complex="8pt" style:text-underline-style="solid" style:text-underline-color="font-color"/>
    </style:style>
    <style:style style:name="T5_5" style:family="text"/>
    <style:style style:name="T5_6" style:family="text">
      <style:text-properties fo:color="#1155cc" fo:font-size="8pt" style:font-size-asian="8pt" style:font-size-complex="8pt" style:text-underline-style="solid" style:text-underline-color="font-color"/>
    </style:style>
    <style:style style:name="T5_7" style:family="text"/>
    <style:style style:name="T5_8" style:family="text">
      <style:text-properties fo:color="#1155cc" fo:font-size="8pt" style:font-size-asian="8pt" style:font-size-complex="8pt" style:text-underline-style="solid" style:text-underline-color="font-color"/>
    </style:style>
    <style:style style:name="T5_9" style:family="text"/>
    <style:style style:name="T5_10" style:family="text">
      <style:text-properties fo:color="#1155cc" fo:font-size="8pt" style:font-size-asian="8pt" style:font-size-complex="8pt" style:text-underline-style="solid" style:text-underline-color="font-color"/>
    </style:style>
    <style:style style:name="T5_11" style:family="text"/>
    <style:style style:name="T5_12" style:family="text">
      <style:text-properties fo:color="#1155cc" fo:font-size="8pt" style:font-size-asian="8pt" style:font-size-complex="8pt" style:text-underline-style="solid" style:text-underline-color="font-color"/>
    </style:style>
    <style:style style:name="T5_13" style:family="text"/>
    <style:style style:name="T5_14" style:family="text">
      <style:text-properties fo:color="#1155cc" fo:font-size="8pt" style:font-size-asian="8pt" style:font-size-complex="8pt" style:text-underline-style="solid" style:text-underline-color="font-color"/>
    </style:style>
    <style:style style:name="T5_15" style:family="text"/>
    <style:style style:name="T5_16" style:family="text">
      <style:text-properties fo:color="#1155cc" fo:font-size="8pt" style:font-size-asian="8pt" style:font-size-complex="8pt" style:text-underline-style="solid" style:text-underline-color="font-color"/>
    </style:style>
    <style:style style:name="T5_17" style:family="text"/>
    <style:style style:name="T5_18" style:family="text">
      <style:text-properties fo:color="#1155cc" fo:font-size="8pt" style:font-size-asian="8pt" style:font-size-complex="8pt" style:text-underline-style="solid" style:text-underline-color="font-color"/>
    </style:style>
    <style:style style:name="T5_19" style:family="text"/>
    <style:style style:name="T5_20" style:family="text">
      <style:text-properties fo:color="#1155cc" fo:font-size="8pt" style:font-size-asian="8pt" style:font-size-complex="8pt" style:text-underline-style="solid" style:text-underline-color="font-color"/>
    </style:style>
    <style:style style:name="T5_21" style:family="text"/>
    <style:style style:name="T5_22" style:family="text">
      <style:text-properties fo:color="#1155cc" fo:font-size="8pt" style:font-size-asian="8pt" style:font-size-complex="8pt" style:text-underline-style="solid" style:text-underline-color="font-color"/>
    </style:style>
    <style:style style:name="T5_23" style:family="text"/>
    <style:style style:name="T5_24" style:family="text">
      <style:text-properties fo:color="#1155cc" fo:font-size="8pt" style:font-size-asian="8pt" style:font-size-complex="8pt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T7_6" style:family="text">
      <style:text-properties fo:font-size="10pt" style:font-size-asian="10pt" style:font-size-complex="10pt"/>
    </style:style>
    <style:style style:name="T7_7" style:family="text">
      <style:text-properties fo:font-size="10pt" style:font-size-asian="10pt" style:font-size-complex="10pt"/>
    </style:style>
    <style:style style:name="T7_8" style:family="text">
      <style:text-properties fo:font-size="10pt" style:font-size-asian="10pt" style:font-size-complex="10pt"/>
    </style:style>
    <style:style style:name="T7_9" style:family="text">
      <style:text-properties fo:font-size="10pt" style:font-size-asian="10pt" style:font-size-complex="10pt"/>
    </style:style>
    <style:style style:name="T7_10" style:family="text">
      <style:text-properties fo:font-size="10pt" style:font-size-asian="10pt" style:font-size-complex="10pt"/>
    </style:style>
    <style:style style:name="T7_11" style:family="text">
      <style:text-properties fo:font-size="10pt" style:font-size-asian="10pt" style:font-size-complex="10pt"/>
    </style:style>
    <style:style style:name="T7_12" style:family="text">
      <style:text-properties fo:font-size="10pt" style:font-size-asian="10pt" style:font-size-complex="10pt"/>
    </style:style>
    <style:style style:name="T7_13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_3" style:family="text"/>
    <style:style style:name="T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_5" style:family="text"/>
    <style:style style:name="T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_7" style:family="text"/>
    <style:style style:name="T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_9" style:family="text"/>
    <style:style style:name="T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_11" style:family="text"/>
    <style:style style:name="T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_13" style:family="text"/>
    <style:style style:name="T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_15" style:family="text"/>
    <style:style style:name="T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_17" style:family="text"/>
    <style:style style:name="T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_19" style:family="text"/>
    <style:style style:name="T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_21" style:family="text"/>
    <style:style style:name="T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_23" style:family="text"/>
    <style:style style:name="T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" style:family="text"/>
    <style:style style:name="T1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5" style:family="text"/>
    <style:style style:name="T1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7" style:family="text"/>
    <style:style style:name="T1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9" style:family="text"/>
    <style:style style:name="T1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11" style:family="text"/>
    <style:style style:name="T1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13" style:family="text"/>
    <style:style style:name="T1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15" style:family="text"/>
    <style:style style:name="T1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17" style:family="text"/>
    <style:style style:name="T1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19" style:family="text"/>
    <style:style style:name="T1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21" style:family="text"/>
    <style:style style:name="T1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23" style:family="text"/>
    <style:style style:name="T1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25" style:family="text"/>
    <style:style style:name="T1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27" style:family="text"/>
    <style:style style:name="T1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29" style:family="text"/>
    <style:style style:name="T1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1" style:family="text"/>
    <style:style style:name="T1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3" style:family="text"/>
    <style:style style:name="T11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5" style:family="text"/>
    <style:style style:name="T11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7" style:family="text"/>
    <style:style style:name="T11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39" style:family="text"/>
    <style:style style:name="T11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41" style:family="text"/>
    <style:style style:name="T11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43" style:family="text"/>
    <style:style style:name="T11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1_45" style:family="text"/>
    <style:style style:name="T11_46" style:family="text">
      <style:text-properties fo:color="#1155cc" fo:font-size="10pt" style:font-size-asian="10pt" style:font-size-complex="10pt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3" style:family="text"/>
    <style:style style:name="T1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5" style:family="text"/>
    <style:style style:name="T1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7" style:family="text"/>
    <style:style style:name="T1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9" style:family="text"/>
    <style:style style:name="T1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11" style:family="text"/>
    <style:style style:name="T1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13" style:family="text"/>
    <style:style style:name="T1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15" style:family="text"/>
    <style:style style:name="T14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17" style:family="text"/>
    <style:style style:name="T14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19" style:family="text"/>
    <style:style style:name="T14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21" style:family="text"/>
    <style:style style:name="T14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23" style:family="text"/>
    <style:style style:name="T14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25" style:family="text"/>
    <style:style style:name="T14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27" style:family="text"/>
    <style:style style:name="T14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4_29" style:family="text"/>
    <style:style style:name="T14_30" style:family="text">
      <style:text-properties fo:color="#1155cc" fo:font-size="10pt" style:font-size-asian="10pt" style:font-size-complex="10pt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" style:family="text"/>
    <style:style style:name="T1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5" style:family="text"/>
    <style:style style:name="T1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7" style:family="text"/>
    <style:style style:name="T1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9" style:family="text"/>
    <style:style style:name="T1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1" style:family="text"/>
    <style:style style:name="T1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3" style:family="text"/>
    <style:style style:name="T1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5" style:family="text"/>
    <style:style style:name="T1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7" style:family="text"/>
    <style:style style:name="T1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19" style:family="text"/>
    <style:style style:name="T1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1" style:family="text"/>
    <style:style style:name="T1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3" style:family="text"/>
    <style:style style:name="T1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5" style:family="text"/>
    <style:style style:name="T1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7" style:family="text"/>
    <style:style style:name="T1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29" style:family="text"/>
    <style:style style:name="T1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1" style:family="text"/>
    <style:style style:name="T1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3" style:family="text"/>
    <style:style style:name="T1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5" style:family="text"/>
    <style:style style:name="T17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7" style:family="text"/>
    <style:style style:name="T17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39" style:family="text"/>
    <style:style style:name="T17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41" style:family="text"/>
    <style:style style:name="T17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43" style:family="text"/>
    <style:style style:name="T17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45" style:family="text"/>
    <style:style style:name="T17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47" style:family="text"/>
    <style:style style:name="T17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49" style:family="text"/>
    <style:style style:name="T17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51" style:family="text"/>
    <style:style style:name="T17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53" style:family="text"/>
    <style:style style:name="T17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17_55" style:family="text"/>
    <style:style style:name="T17_56" style:family="text">
      <style:text-properties fo:color="#1155cc" fo:font-size="10pt" style:font-size-asian="10pt" style:font-size-complex="10pt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3" style:family="text"/>
    <style:style style:name="T1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5" style:family="text"/>
    <style:style style:name="T1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7" style:family="text"/>
    <style:style style:name="T1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9" style:family="text"/>
    <style:style style:name="T1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1" style:family="text"/>
    <style:style style:name="T1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3" style:family="text"/>
    <style:style style:name="T1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5" style:family="text"/>
    <style:style style:name="T1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7" style:family="text"/>
    <style:style style:name="T1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19" style:family="text"/>
    <style:style style:name="T1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1" style:family="text"/>
    <style:style style:name="T1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3" style:family="text"/>
    <style:style style:name="T1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5" style:family="text"/>
    <style:style style:name="T1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7" style:family="text"/>
    <style:style style:name="T1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29" style:family="text"/>
    <style:style style:name="T18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31" style:family="text"/>
    <style:style style:name="T18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_33" style:family="text"/>
    <style:style style:name="T18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" style:family="text"/>
    <style:style style:name="T1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5" style:family="text"/>
    <style:style style:name="T1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7" style:family="text"/>
    <style:style style:name="T1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9" style:family="text"/>
    <style:style style:name="T1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1" style:family="text"/>
    <style:style style:name="T1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3" style:family="text"/>
    <style:style style:name="T1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5" style:family="text"/>
    <style:style style:name="T1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7" style:family="text"/>
    <style:style style:name="T1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19" style:family="text"/>
    <style:style style:name="T1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1" style:family="text"/>
    <style:style style:name="T1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3" style:family="text"/>
    <style:style style:name="T19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5" style:family="text"/>
    <style:style style:name="T19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7" style:family="text"/>
    <style:style style:name="T19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29" style:family="text"/>
    <style:style style:name="T19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1" style:family="text"/>
    <style:style style:name="T19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3" style:family="text"/>
    <style:style style:name="T19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5" style:family="text"/>
    <style:style style:name="T19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7" style:family="text"/>
    <style:style style:name="T19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39" style:family="text"/>
    <style:style style:name="T19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1" style:family="text"/>
    <style:style style:name="T19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3" style:family="text"/>
    <style:style style:name="T19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9_45" style:family="text"/>
    <style:style style:name="T19_46" style:family="text">
      <style:text-properties fo:color="#1155cc" fo:font-size="10pt" style:font-size-asian="10pt" style:font-size-complex="10pt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3" style:family="text"/>
    <style:style style:name="T2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5" style:family="text"/>
    <style:style style:name="T2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7" style:family="text"/>
    <style:style style:name="T2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9" style:family="text"/>
    <style:style style:name="T2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11" style:family="text"/>
    <style:style style:name="T2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13" style:family="text"/>
    <style:style style:name="T2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15" style:family="text"/>
    <style:style style:name="T2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17" style:family="text"/>
    <style:style style:name="T2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19" style:family="text"/>
    <style:style style:name="T2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21" style:family="text"/>
    <style:style style:name="T2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23" style:family="text"/>
    <style:style style:name="T2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25" style:family="text"/>
    <style:style style:name="T2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27" style:family="text"/>
    <style:style style:name="T2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29" style:family="text"/>
    <style:style style:name="T2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31" style:family="text"/>
    <style:style style:name="T20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20_33" style:family="text"/>
    <style:style style:name="T20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>
      <style:text-properties fo:font-size="10pt" style:font-size-asian="10pt" style:font-size-complex="10pt"/>
    </style:style>
    <style:style style:name="T22_3" style:family="text">
      <style:text-properties fo:font-size="10pt" style:font-size-asian="10pt" style:font-size-complex="10pt"/>
    </style:style>
    <style:style style:name="T22_4" style:family="text">
      <style:text-properties fo:font-size="10pt" style:font-size-asian="10pt" style:font-size-complex="10pt"/>
    </style:style>
    <style:style style:name="T22_5" style:family="text">
      <style:text-properties fo:font-size="10pt" style:font-size-asian="10pt" style:font-size-complex="10pt"/>
    </style:style>
    <style:style style:name="T22_6" style:family="text">
      <style:text-properties fo:font-size="10pt" style:font-size-asian="10pt" style:font-size-complex="10pt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font-size="10pt" style:font-size-asian="10pt" style:font-size-complex="10pt"/>
    </style:style>
    <style:style style:name="T22_9" style:family="text">
      <style:text-properties fo:font-size="10pt" style:font-size-asian="10pt" style:font-size-complex="10pt"/>
    </style:style>
    <style:style style:name="T22_10" style:family="text">
      <style:text-properties fo:font-size="10pt" style:font-size-asian="10pt" style:font-size-complex="10pt"/>
    </style:style>
    <style:style style:name="T22_11" style:family="text">
      <style:text-properties fo:font-size="10pt" style:font-size-asian="10pt" style:font-size-complex="10pt"/>
    </style:style>
    <style:style style:name="T22_12" style:family="text">
      <style:text-properties fo:font-size="10pt" style:font-size-asian="10pt" style:font-size-complex="10pt"/>
    </style:style>
    <style:style style:name="T22_13" style:family="text">
      <style:text-properties fo:font-size="10pt" style:font-size-asian="10pt" style:font-size-complex="10pt"/>
    </style:style>
    <style:style style:name="T22_14" style:family="text">
      <style:text-properties fo:font-size="10pt" style:font-size-asian="10pt" style:font-size-complex="10pt"/>
    </style:style>
    <style:style style:name="T22_15" style:family="text">
      <style:text-properties fo:font-size="10pt" style:font-size-asian="10pt" style:font-size-complex="10pt"/>
    </style:style>
    <style:style style:name="T22_16" style:family="text">
      <style:text-properties fo:font-size="10pt" style:font-size-asian="10pt" style:font-size-complex="10pt"/>
    </style:style>
    <style:style style:name="T22_17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3" style:family="text"/>
    <style:style style:name="T2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5" style:family="text"/>
    <style:style style:name="T2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7" style:family="text"/>
    <style:style style:name="T2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9" style:family="text"/>
    <style:style style:name="T2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11" style:family="text"/>
    <style:style style:name="T23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13" style:family="text"/>
    <style:style style:name="T23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15" style:family="text"/>
    <style:style style:name="T23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17" style:family="text"/>
    <style:style style:name="T23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19" style:family="text"/>
    <style:style style:name="T23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21" style:family="text"/>
    <style:style style:name="T23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23" style:family="text"/>
    <style:style style:name="T23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3_25" style:family="text"/>
    <style:style style:name="T23_26" style:family="text">
      <style:text-properties fo:color="#1155cc" fo:font-size="10pt" style:font-size-asian="10pt" style:font-size-complex="10pt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3" style:family="text"/>
    <style:style style:name="T2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5" style:family="text"/>
    <style:style style:name="T2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" style:family="text"/>
    <style:style style:name="T2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9" style:family="text"/>
    <style:style style:name="T2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11" style:family="text"/>
    <style:style style:name="T2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13" style:family="text"/>
    <style:style style:name="T2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15" style:family="text"/>
    <style:style style:name="T24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17" style:family="text"/>
    <style:style style:name="T24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19" style:family="text"/>
    <style:style style:name="T24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21" style:family="text"/>
    <style:style style:name="T24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23" style:family="text"/>
    <style:style style:name="T24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25" style:family="text"/>
    <style:style style:name="T24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27" style:family="text"/>
    <style:style style:name="T24_28" style:family="text">
      <style:text-properties fo:color="#1155cc" fo:font-size="10pt" style:font-size-asian="10pt" style:font-size-complex="10pt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3" style:family="text"/>
    <style:style style:name="T2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5" style:family="text"/>
    <style:style style:name="T2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7" style:family="text"/>
    <style:style style:name="T2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9" style:family="text"/>
    <style:style style:name="T2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1" style:family="text"/>
    <style:style style:name="T2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3" style:family="text"/>
    <style:style style:name="T2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5" style:family="text"/>
    <style:style style:name="T2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7" style:family="text"/>
    <style:style style:name="T2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9" style:family="text"/>
    <style:style style:name="T2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1" style:family="text"/>
    <style:style style:name="T2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3" style:family="text"/>
    <style:style style:name="T2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5" style:family="text"/>
    <style:style style:name="T2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3" style:family="text"/>
    <style:style style:name="T3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5" style:family="text"/>
    <style:style style:name="T3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7" style:family="text"/>
    <style:style style:name="T3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9" style:family="text"/>
    <style:style style:name="T3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11" style:family="text"/>
    <style:style style:name="T3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13" style:family="text"/>
    <style:style style:name="T3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15" style:family="text"/>
    <style:style style:name="T3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17" style:family="text"/>
    <style:style style:name="T3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19" style:family="text"/>
    <style:style style:name="T3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21" style:family="text"/>
    <style:style style:name="T32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23" style:family="text"/>
    <style:style style:name="T32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" style:family="text"/>
    <style:style style:name="T3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5" style:family="text"/>
    <style:style style:name="T3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7" style:family="text"/>
    <style:style style:name="T3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9" style:family="text"/>
    <style:style style:name="T3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1" style:family="text"/>
    <style:style style:name="T3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3" style:family="text"/>
    <style:style style:name="T3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5" style:family="text"/>
    <style:style style:name="T3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7" style:family="text"/>
    <style:style style:name="T3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9" style:family="text"/>
    <style:style style:name="T3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21" style:family="text"/>
    <style:style style:name="T3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23" style:family="text"/>
    <style:style style:name="T3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25" style:family="text"/>
    <style:style style:name="T3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27" style:family="text"/>
    <style:style style:name="T3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29" style:family="text"/>
    <style:style style:name="T3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1" style:family="text"/>
    <style:style style:name="T3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3" style:family="text"/>
    <style:style style:name="T3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" style:family="text"/>
    <style:style style:name="T3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5" style:family="text"/>
    <style:style style:name="T3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7" style:family="text"/>
    <style:style style:name="T3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9" style:family="text"/>
    <style:style style:name="T3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1" style:family="text"/>
    <style:style style:name="T3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3" style:family="text"/>
    <style:style style:name="T3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5" style:family="text"/>
    <style:style style:name="T3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7" style:family="text"/>
    <style:style style:name="T3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19" style:family="text"/>
    <style:style style:name="T3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21" style:family="text"/>
    <style:style style:name="T3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23" style:family="text"/>
    <style:style style:name="T3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25" style:family="text"/>
    <style:style style:name="T38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27" style:family="text"/>
    <style:style style:name="T38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29" style:family="text"/>
    <style:style style:name="T38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1" style:family="text"/>
    <style:style style:name="T38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3" style:family="text"/>
    <style:style style:name="T38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3" style:family="text"/>
    <style:style style:name="T3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5" style:family="text"/>
    <style:style style:name="T3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7" style:family="text"/>
    <style:style style:name="T3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9" style:family="text"/>
    <style:style style:name="T3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11" style:family="text"/>
    <style:style style:name="T39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13" style:family="text"/>
    <style:style style:name="T39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15" style:family="text"/>
    <style:style style:name="T39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17" style:family="text"/>
    <style:style style:name="T39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19" style:family="text"/>
    <style:style style:name="T39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21" style:family="text"/>
    <style:style style:name="T39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23" style:family="text"/>
    <style:style style:name="T39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3" style:family="text"/>
    <style:style style:name="T4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5" style:family="text"/>
    <style:style style:name="T4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7" style:family="text"/>
    <style:style style:name="T4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9" style:family="text"/>
    <style:style style:name="T4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11" style:family="text"/>
    <style:style style:name="T4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13" style:family="text"/>
    <style:style style:name="T4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15" style:family="text"/>
    <style:style style:name="T4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17" style:family="text"/>
    <style:style style:name="T4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19" style:family="text"/>
    <style:style style:name="T4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21" style:family="text"/>
    <style:style style:name="T4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23" style:family="text"/>
    <style:style style:name="T4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25" style:family="text"/>
    <style:style style:name="T4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27" style:family="text"/>
    <style:style style:name="T4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29" style:family="text"/>
    <style:style style:name="T4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31" style:family="text"/>
    <style:style style:name="T40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33" style:family="text"/>
    <style:style style:name="T40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Release</text:span><text:span text:style-name="T2_2"><text:s/>&amp;<text:s/></text:span><text:span text:style-name="T2_3">Debug</text:span><text:span text:style-name="T2_4"><text:s/></text:span><text:span text:style-name="T2_5">builds</text:span><text:span text:style-name="T2_6"><text:s/></text:span><text:span text:style-name="T2_7">in</text:span><text:span text:style-name="T2_8"><text:s/></text:span><text:span text:style-name="T2_9">qmake</text:span></text:p>
      <text:p text:style-name="P3"><text:span text:style-name="T3_1"><text:a xlink:type="simple" xlink:href="http://qt-project.org/doc/qt-4.8/qmake-common-projects.html#building-in-both-modes"><text:span text:style-name="T3_2">http</text:span></text:a></text:span><text:span text:style-name="T3_3"><text:a xlink:type="simple" xlink:href="http://qt-project.org/doc/qt-4.8/qmake-common-projects.html#building-in-both-modes"><text:span text:style-name="T3_4">://</text:span></text:a></text:span><text:span text:style-name="T3_5"><text:a xlink:type="simple" xlink:href="http://qt-project.org/doc/qt-4.8/qmake-common-projects.html#building-in-both-modes"><text:span text:style-name="T3_6">qt</text:span></text:a></text:span><text:span text:style-name="T3_7"><text:a xlink:type="simple" xlink:href="http://qt-project.org/doc/qt-4.8/qmake-common-projects.html#building-in-both-modes"><text:span text:style-name="T3_8">-</text:span></text:a></text:span><text:span text:style-name="T3_9"><text:a xlink:type="simple" xlink:href="http://qt-project.org/doc/qt-4.8/qmake-common-projects.html#building-in-both-modes"><text:span text:style-name="T3_10">project</text:span></text:a></text:span><text:span text:style-name="T3_11"><text:a xlink:type="simple" xlink:href="http://qt-project.org/doc/qt-4.8/qmake-common-projects.html#building-in-both-modes"><text:span text:style-name="T3_12">.</text:span></text:a></text:span><text:span text:style-name="T3_13"><text:a xlink:type="simple" xlink:href="http://qt-project.org/doc/qt-4.8/qmake-common-projects.html#building-in-both-modes"><text:span text:style-name="T3_14">org</text:span></text:a></text:span><text:span text:style-name="T3_15"><text:a xlink:type="simple" xlink:href="http://qt-project.org/doc/qt-4.8/qmake-common-projects.html#building-in-both-modes"><text:span text:style-name="T3_16">/</text:span></text:a></text:span><text:span text:style-name="T3_17"><text:a xlink:type="simple" xlink:href="http://qt-project.org/doc/qt-4.8/qmake-common-projects.html#building-in-both-modes"><text:span text:style-name="T3_18">doc</text:span></text:a></text:span><text:span text:style-name="T3_19"><text:a xlink:type="simple" xlink:href="http://qt-project.org/doc/qt-4.8/qmake-common-projects.html#building-in-both-modes"><text:span text:style-name="T3_20">/</text:span></text:a></text:span><text:span text:style-name="T3_21"><text:a xlink:type="simple" xlink:href="http://qt-project.org/doc/qt-4.8/qmake-common-projects.html#building-in-both-modes"><text:span text:style-name="T3_22">qt</text:span></text:a></text:span><text:span text:style-name="T3_23"><text:a xlink:type="simple" xlink:href="http://qt-project.org/doc/qt-4.8/qmake-common-projects.html#building-in-both-modes"><text:span text:style-name="T3_24">-4.8/</text:span></text:a></text:span><text:span text:style-name="T3_25"><text:a xlink:type="simple" xlink:href="http://qt-project.org/doc/qt-4.8/qmake-common-projects.html#building-in-both-modes"><text:span text:style-name="T3_26">qmake</text:span></text:a></text:span><text:span text:style-name="T3_27"><text:a xlink:type="simple" xlink:href="http://qt-project.org/doc/qt-4.8/qmake-common-projects.html#building-in-both-modes"><text:span text:style-name="T3_28">-</text:span></text:a></text:span><text:span text:style-name="T3_29"><text:a xlink:type="simple" xlink:href="http://qt-project.org/doc/qt-4.8/qmake-common-projects.html#building-in-both-modes"><text:span text:style-name="T3_30">common</text:span></text:a></text:span><text:span text:style-name="T3_31"><text:a xlink:type="simple" xlink:href="http://qt-project.org/doc/qt-4.8/qmake-common-projects.html#building-in-both-modes"><text:span text:style-name="T3_32">-</text:span></text:a></text:span><text:span text:style-name="T3_33"><text:a xlink:type="simple" xlink:href="http://qt-project.org/doc/qt-4.8/qmake-common-projects.html#building-in-both-modes"><text:span text:style-name="T3_34">projects</text:span></text:a></text:span><text:span text:style-name="T3_35"><text:a xlink:type="simple" xlink:href="http://qt-project.org/doc/qt-4.8/qmake-common-projects.html#building-in-both-modes"><text:span text:style-name="T3_36">.</text:span></text:a></text:span><text:span text:style-name="T3_37"><text:a xlink:type="simple" xlink:href="http://qt-project.org/doc/qt-4.8/qmake-common-projects.html#building-in-both-modes"><text:span text:style-name="T3_38">html</text:span></text:a></text:span><text:span text:style-name="T3_39"><text:a xlink:type="simple" xlink:href="http://qt-project.org/doc/qt-4.8/qmake-common-projects.html#building-in-both-modes"><text:span text:style-name="T3_40">#</text:span></text:a></text:span><text:span text:style-name="T3_41"><text:a xlink:type="simple" xlink:href="http://qt-project.org/doc/qt-4.8/qmake-common-projects.html#building-in-both-modes"><text:span text:style-name="T3_42">building</text:span></text:a></text:span><text:span text:style-name="T3_43"><text:a xlink:type="simple" xlink:href="http://qt-project.org/doc/qt-4.8/qmake-common-projects.html#building-in-both-modes"><text:span text:style-name="T3_44">-</text:span></text:a></text:span><text:span text:style-name="T3_45"><text:a xlink:type="simple" xlink:href="http://qt-project.org/doc/qt-4.8/qmake-common-projects.html#building-in-both-modes"><text:span text:style-name="T3_46">in</text:span></text:a></text:span><text:span text:style-name="T3_47"><text:a xlink:type="simple" xlink:href="http://qt-project.org/doc/qt-4.8/qmake-common-projects.html#building-in-both-modes"><text:span text:style-name="T3_48">-</text:span></text:a></text:span><text:span text:style-name="T3_49"><text:a xlink:type="simple" xlink:href="http://qt-project.org/doc/qt-4.8/qmake-common-projects.html#building-in-both-modes"><text:span text:style-name="T3_50">both</text:span></text:a></text:span><text:span text:style-name="T3_51"><text:a xlink:type="simple" xlink:href="http://qt-project.org/doc/qt-4.8/qmake-common-projects.html#building-in-both-modes"><text:span text:style-name="T3_52">-</text:span></text:a></text:span><text:span text:style-name="T3_53"><text:a xlink:type="simple" xlink:href="http://qt-project.org/doc/qt-4.8/qmake-common-projects.html#building-in-both-modes"><text:span text:style-name="T3_54">modes</text:span></text:a></text:span></text:p>
      <text:p text:style-name="P4"><text:span text:style-name="T4_1"><text:a xlink:type="simple" xlink:href="http://qt-project.org/faq/answer/how_can_i_build_executables_libraries_in_both_release_and_debug_mode_on_win"><text:span text:style-name="T4_2">http</text:span></text:a></text:span><text:span text:style-name="T4_3"><text:a xlink:type="simple" xlink:href="http://qt-project.org/faq/answer/how_can_i_build_executables_libraries_in_both_release_and_debug_mode_on_win"><text:span text:style-name="T4_4">://</text:span></text:a></text:span><text:span text:style-name="T4_5"><text:a xlink:type="simple" xlink:href="http://qt-project.org/faq/answer/how_can_i_build_executables_libraries_in_both_release_and_debug_mode_on_win"><text:span text:style-name="T4_6">qt</text:span></text:a></text:span><text:span text:style-name="T4_7"><text:a xlink:type="simple" xlink:href="http://qt-project.org/faq/answer/how_can_i_build_executables_libraries_in_both_release_and_debug_mode_on_win"><text:span text:style-name="T4_8">-</text:span></text:a></text:span><text:span text:style-name="T4_9"><text:a xlink:type="simple" xlink:href="http://qt-project.org/faq/answer/how_can_i_build_executables_libraries_in_both_release_and_debug_mode_on_win"><text:span text:style-name="T4_10">project</text:span></text:a></text:span><text:span text:style-name="T4_11"><text:a xlink:type="simple" xlink:href="http://qt-project.org/faq/answer/how_can_i_build_executables_libraries_in_both_release_and_debug_mode_on_win"><text:span text:style-name="T4_12">.</text:span></text:a></text:span><text:span text:style-name="T4_13"><text:a xlink:type="simple" xlink:href="http://qt-project.org/faq/answer/how_can_i_build_executables_libraries_in_both_release_and_debug_mode_on_win"><text:span text:style-name="T4_14">org</text:span></text:a></text:span><text:span text:style-name="T4_15"><text:a xlink:type="simple" xlink:href="http://qt-project.org/faq/answer/how_can_i_build_executables_libraries_in_both_release_and_debug_mode_on_win"><text:span text:style-name="T4_16">/</text:span></text:a></text:span><text:span text:style-name="T4_17"><text:a xlink:type="simple" xlink:href="http://qt-project.org/faq/answer/how_can_i_build_executables_libraries_in_both_release_and_debug_mode_on_win"><text:span text:style-name="T4_18">faq</text:span></text:a></text:span><text:span text:style-name="T4_19"><text:a xlink:type="simple" xlink:href="http://qt-project.org/faq/answer/how_can_i_build_executables_libraries_in_both_release_and_debug_mode_on_win"><text:span text:style-name="T4_20">/</text:span></text:a></text:span><text:span text:style-name="T4_21"><text:a xlink:type="simple" xlink:href="http://qt-project.org/faq/answer/how_can_i_build_executables_libraries_in_both_release_and_debug_mode_on_win"><text:span text:style-name="T4_22">answer</text:span></text:a></text:span><text:span text:style-name="T4_23"><text:a xlink:type="simple" xlink:href="http://qt-project.org/faq/answer/how_can_i_build_executables_libraries_in_both_release_and_debug_mode_on_win"><text:span text:style-name="T4_24">/</text:span></text:a></text:span><text:span text:style-name="T4_25"><text:a xlink:type="simple" xlink:href="http://qt-project.org/faq/answer/how_can_i_build_executables_libraries_in_both_release_and_debug_mode_on_win"><text:span text:style-name="T4_26">how</text:span></text:a></text:span><text:span text:style-name="T4_27"><text:a xlink:type="simple" xlink:href="http://qt-project.org/faq/answer/how_can_i_build_executables_libraries_in_both_release_and_debug_mode_on_win"><text:span text:style-name="T4_28">_</text:span></text:a></text:span><text:span text:style-name="T4_29"><text:a xlink:type="simple" xlink:href="http://qt-project.org/faq/answer/how_can_i_build_executables_libraries_in_both_release_and_debug_mode_on_win"><text:span text:style-name="T4_30">can</text:span></text:a></text:span><text:span text:style-name="T4_31"><text:a xlink:type="simple" xlink:href="http://qt-project.org/faq/answer/how_can_i_build_executables_libraries_in_both_release_and_debug_mode_on_win"><text:span text:style-name="T4_32">_</text:span></text:a></text:span><text:span text:style-name="T4_33"><text:a xlink:type="simple" xlink:href="http://qt-project.org/faq/answer/how_can_i_build_executables_libraries_in_both_release_and_debug_mode_on_win"><text:span text:style-name="T4_34">i</text:span></text:a></text:span><text:span text:style-name="T4_35"><text:a xlink:type="simple" xlink:href="http://qt-project.org/faq/answer/how_can_i_build_executables_libraries_in_both_release_and_debug_mode_on_win"><text:span text:style-name="T4_36">_</text:span></text:a></text:span><text:span text:style-name="T4_37"><text:a xlink:type="simple" xlink:href="http://qt-project.org/faq/answer/how_can_i_build_executables_libraries_in_both_release_and_debug_mode_on_win"><text:span text:style-name="T4_38">build</text:span></text:a></text:span><text:span text:style-name="T4_39"><text:a xlink:type="simple" xlink:href="http://qt-project.org/faq/answer/how_can_i_build_executables_libraries_in_both_release_and_debug_mode_on_win"><text:span text:style-name="T4_40">_</text:span></text:a></text:span><text:span text:style-name="T4_41"><text:a xlink:type="simple" xlink:href="http://qt-project.org/faq/answer/how_can_i_build_executables_libraries_in_both_release_and_debug_mode_on_win"><text:span text:style-name="T4_42">executables</text:span></text:a></text:span><text:span text:style-name="T4_43"><text:a xlink:type="simple" xlink:href="http://qt-project.org/faq/answer/how_can_i_build_executables_libraries_in_both_release_and_debug_mode_on_win"><text:span text:style-name="T4_44">_</text:span></text:a></text:span><text:span text:style-name="T4_45"><text:a xlink:type="simple" xlink:href="http://qt-project.org/faq/answer/how_can_i_build_executables_libraries_in_both_release_and_debug_mode_on_win"><text:span text:style-name="T4_46">libraries</text:span></text:a></text:span><text:span text:style-name="T4_47"><text:a xlink:type="simple" xlink:href="http://qt-project.org/faq/answer/how_can_i_build_executables_libraries_in_both_release_and_debug_mode_on_win"><text:span text:style-name="T4_48">_</text:span></text:a></text:span><text:span text:style-name="T4_49"><text:a xlink:type="simple" xlink:href="http://qt-project.org/faq/answer/how_can_i_build_executables_libraries_in_both_release_and_debug_mode_on_win"><text:span text:style-name="T4_50">in</text:span></text:a></text:span><text:span text:style-name="T4_51"><text:a xlink:type="simple" xlink:href="http://qt-project.org/faq/answer/how_can_i_build_executables_libraries_in_both_release_and_debug_mode_on_win"><text:span text:style-name="T4_52">_</text:span></text:a></text:span><text:span text:style-name="T4_53"><text:a xlink:type="simple" xlink:href="http://qt-project.org/faq/answer/how_can_i_build_executables_libraries_in_both_release_and_debug_mode_on_win"><text:span text:style-name="T4_54">both</text:span></text:a></text:span><text:span text:style-name="T4_55"><text:a xlink:type="simple" xlink:href="http://qt-project.org/faq/answer/how_can_i_build_executables_libraries_in_both_release_and_debug_mode_on_win"><text:span text:style-name="T4_56">_</text:span></text:a></text:span><text:span text:style-name="T4_57"><text:a xlink:type="simple" xlink:href="http://qt-project.org/faq/answer/how_can_i_build_executables_libraries_in_both_release_and_debug_mode_on_win"><text:span text:style-name="T4_58">release</text:span></text:a></text:span><text:span text:style-name="T4_59"><text:a xlink:type="simple" xlink:href="http://qt-project.org/faq/answer/how_can_i_build_executables_libraries_in_both_release_and_debug_mode_on_win"><text:span text:style-name="T4_60">_</text:span></text:a></text:span><text:span text:style-name="T4_61"><text:a xlink:type="simple" xlink:href="http://qt-project.org/faq/answer/how_can_i_build_executables_libraries_in_both_release_and_debug_mode_on_win"><text:span text:style-name="T4_62">and</text:span></text:a></text:span><text:span text:style-name="T4_63"><text:a xlink:type="simple" xlink:href="http://qt-project.org/faq/answer/how_can_i_build_executables_libraries_in_both_release_and_debug_mode_on_win"><text:span text:style-name="T4_64">_</text:span></text:a></text:span><text:span text:style-name="T4_65"><text:a xlink:type="simple" xlink:href="http://qt-project.org/faq/answer/how_can_i_build_executables_libraries_in_both_release_and_debug_mode_on_win"><text:span text:style-name="T4_66">debug</text:span></text:a></text:span><text:span text:style-name="T4_67"><text:a xlink:type="simple" xlink:href="http://qt-project.org/faq/answer/how_can_i_build_executables_libraries_in_both_release_and_debug_mode_on_win"><text:span text:style-name="T4_68">_</text:span></text:a></text:span><text:span text:style-name="T4_69"><text:a xlink:type="simple" xlink:href="http://qt-project.org/faq/answer/how_can_i_build_executables_libraries_in_both_release_and_debug_mode_on_win"><text:span text:style-name="T4_70">mode</text:span></text:a></text:span><text:span text:style-name="T4_71"><text:a xlink:type="simple" xlink:href="http://qt-project.org/faq/answer/how_can_i_build_executables_libraries_in_both_release_and_debug_mode_on_win"><text:span text:style-name="T4_72">_</text:span></text:a></text:span><text:span text:style-name="T4_73"><text:a xlink:type="simple" xlink:href="http://qt-project.org/faq/answer/how_can_i_build_executables_libraries_in_both_release_and_debug_mode_on_win"><text:span text:style-name="T4_74">on</text:span></text:a></text:span><text:span text:style-name="T4_75"><text:a xlink:type="simple" xlink:href="http://qt-project.org/faq/answer/how_can_i_build_executables_libraries_in_both_release_and_debug_mode_on_win"><text:span text:style-name="T4_76">_</text:span></text:a></text:span><text:span text:style-name="T4_77"><text:a xlink:type="simple" xlink:href="http://qt-project.org/faq/answer/how_can_i_build_executables_libraries_in_both_release_and_debug_mode_on_win"><text:span text:style-name="T4_78">win</text:span></text:a></text:span></text:p>
      <text:p text:style-name="P5"><text:span text:style-name="T5_1"><text:a xlink:type="simple" xlink:href="http://qt-project.org/forums/viewthread/33746"><text:span text:style-name="T5_2">http</text:span></text:a></text:span><text:span text:style-name="T5_3"><text:a xlink:type="simple" xlink:href="http://qt-project.org/forums/viewthread/33746"><text:span text:style-name="T5_4">://</text:span></text:a></text:span><text:span text:style-name="T5_5"><text:a xlink:type="simple" xlink:href="http://qt-project.org/forums/viewthread/33746"><text:span text:style-name="T5_6">qt</text:span></text:a></text:span><text:span text:style-name="T5_7"><text:a xlink:type="simple" xlink:href="http://qt-project.org/forums/viewthread/33746"><text:span text:style-name="T5_8">-</text:span></text:a></text:span><text:span text:style-name="T5_9"><text:a xlink:type="simple" xlink:href="http://qt-project.org/forums/viewthread/33746"><text:span text:style-name="T5_10">project</text:span></text:a></text:span><text:span text:style-name="T5_11"><text:a xlink:type="simple" xlink:href="http://qt-project.org/forums/viewthread/33746"><text:span text:style-name="T5_12">.</text:span></text:a></text:span><text:span text:style-name="T5_13"><text:a xlink:type="simple" xlink:href="http://qt-project.org/forums/viewthread/33746"><text:span text:style-name="T5_14">org</text:span></text:a></text:span><text:span text:style-name="T5_15"><text:a xlink:type="simple" xlink:href="http://qt-project.org/forums/viewthread/33746"><text:span text:style-name="T5_16">/</text:span></text:a></text:span><text:span text:style-name="T5_17"><text:a xlink:type="simple" xlink:href="http://qt-project.org/forums/viewthread/33746"><text:span text:style-name="T5_18">forums</text:span></text:a></text:span><text:span text:style-name="T5_19"><text:a xlink:type="simple" xlink:href="http://qt-project.org/forums/viewthread/33746"><text:span text:style-name="T5_20">/</text:span></text:a></text:span><text:span text:style-name="T5_21"><text:a xlink:type="simple" xlink:href="http://qt-project.org/forums/viewthread/33746"><text:span text:style-name="T5_22">viewthread</text:span></text:a></text:span><text:span text:style-name="T5_23"><text:a xlink:type="simple" xlink:href="http://qt-project.org/forums/viewthread/33746"><text:span text:style-name="T5_24">/33746</text:span></text:a></text:span></text:p>
      <text:p text:style-name="P6"/>
      <text:p text:style-name="P7"><text:span text:style-name="T7_1">Building</text:span><text:span text:style-name="T7_2"><text:s/></text:span><text:span text:style-name="T7_3">multiple</text:span><text:span text:style-name="T7_4"><text:s/></text:span><text:span text:style-name="T7_5">binaries</text:span><text:span text:style-name="T7_6"><text:s/></text:span><text:span text:style-name="T7_7">from</text:span><text:span text:style-name="T7_8"><text:s/></text:span><text:span text:style-name="T7_9">a</text:span><text:span text:style-name="T7_10"><text:s/>.</text:span><text:span text:style-name="T7_11">pro</text:span><text:span text:style-name="T7_12"><text:s/></text:span><text:span text:style-name="T7_13">file</text:span></text:p>
      <text:p text:style-name="P8"><text:span text:style-name="T8_1"><text:a xlink:type="simple" xlink:href="https://qt-project.org/forums/viewthread/15652/"><text:span text:style-name="T8_2">https</text:span></text:a></text:span><text:span text:style-name="T8_3"><text:a xlink:type="simple" xlink:href="https://qt-project.org/forums/viewthread/15652/"><text:span text:style-name="T8_4">://</text:span></text:a></text:span><text:span text:style-name="T8_5"><text:a xlink:type="simple" xlink:href="https://qt-project.org/forums/viewthread/15652/"><text:span text:style-name="T8_6">qt</text:span></text:a></text:span><text:span text:style-name="T8_7"><text:a xlink:type="simple" xlink:href="https://qt-project.org/forums/viewthread/15652/"><text:span text:style-name="T8_8">-</text:span></text:a></text:span><text:span text:style-name="T8_9"><text:a xlink:type="simple" xlink:href="https://qt-project.org/forums/viewthread/15652/"><text:span text:style-name="T8_10">project</text:span></text:a></text:span><text:span text:style-name="T8_11"><text:a xlink:type="simple" xlink:href="https://qt-project.org/forums/viewthread/15652/"><text:span text:style-name="T8_12">.</text:span></text:a></text:span><text:span text:style-name="T8_13"><text:a xlink:type="simple" xlink:href="https://qt-project.org/forums/viewthread/15652/"><text:span text:style-name="T8_14">org</text:span></text:a></text:span><text:span text:style-name="T8_15"><text:a xlink:type="simple" xlink:href="https://qt-project.org/forums/viewthread/15652/"><text:span text:style-name="T8_16">/</text:span></text:a></text:span><text:span text:style-name="T8_17"><text:a xlink:type="simple" xlink:href="https://qt-project.org/forums/viewthread/15652/"><text:span text:style-name="T8_18">forums</text:span></text:a></text:span><text:span text:style-name="T8_19"><text:a xlink:type="simple" xlink:href="https://qt-project.org/forums/viewthread/15652/"><text:span text:style-name="T8_20">/</text:span></text:a></text:span><text:span text:style-name="T8_21"><text:a xlink:type="simple" xlink:href="https://qt-project.org/forums/viewthread/15652/"><text:span text:style-name="T8_22">viewthread</text:span></text:a></text:span><text:span text:style-name="T8_23"><text:a xlink:type="simple" xlink:href="https://qt-project.org/forums/viewthread/15652/"><text:span text:style-name="T8_24">/15652/</text:span></text:a></text:span></text:p>
      <text:p text:style-name="P9"/>
      <text:p text:style-name="P10"><text:span text:style-name="T10_1">Qmake</text:span><text:span text:style-name="T10_2"><text:s/></text:span><text:span text:style-name="T10_3">project</text:span><text:span text:style-name="T10_4"><text:s/></text:span><text:span text:style-name="T10_5">file</text:span><text:span text:style-name="T10_6"><text:s/></text:span><text:span text:style-name="T10_7">templates</text:span></text:p>
      <text:p text:style-name="P11"><text:span text:style-name="T11_1"><text:a xlink:type="simple" xlink:href="http://qt-project.org/doc/qt-4.8/qmake-project-files.html#project-templates"><text:span text:style-name="T11_2">http</text:span></text:a></text:span><text:span text:style-name="T11_3"><text:a xlink:type="simple" xlink:href="http://qt-project.org/doc/qt-4.8/qmake-project-files.html#project-templates"><text:span text:style-name="T11_4">://</text:span></text:a></text:span><text:span text:style-name="T11_5"><text:a xlink:type="simple" xlink:href="http://qt-project.org/doc/qt-4.8/qmake-project-files.html#project-templates"><text:span text:style-name="T11_6">qt</text:span></text:a></text:span><text:span text:style-name="T11_7"><text:a xlink:type="simple" xlink:href="http://qt-project.org/doc/qt-4.8/qmake-project-files.html#project-templates"><text:span text:style-name="T11_8">-</text:span></text:a></text:span><text:span text:style-name="T11_9"><text:a xlink:type="simple" xlink:href="http://qt-project.org/doc/qt-4.8/qmake-project-files.html#project-templates"><text:span text:style-name="T11_10">project</text:span></text:a></text:span><text:span text:style-name="T11_11"><text:a xlink:type="simple" xlink:href="http://qt-project.org/doc/qt-4.8/qmake-project-files.html#project-templates"><text:span text:style-name="T11_12">.</text:span></text:a></text:span><text:span text:style-name="T11_13"><text:a xlink:type="simple" xlink:href="http://qt-project.org/doc/qt-4.8/qmake-project-files.html#project-templates"><text:span text:style-name="T11_14">org</text:span></text:a></text:span><text:span text:style-name="T11_15"><text:a xlink:type="simple" xlink:href="http://qt-project.org/doc/qt-4.8/qmake-project-files.html#project-templates"><text:span text:style-name="T11_16">/</text:span></text:a></text:span><text:span text:style-name="T11_17"><text:a xlink:type="simple" xlink:href="http://qt-project.org/doc/qt-4.8/qmake-project-files.html#project-templates"><text:span text:style-name="T11_18">doc</text:span></text:a></text:span><text:span text:style-name="T11_19"><text:a xlink:type="simple" xlink:href="http://qt-project.org/doc/qt-4.8/qmake-project-files.html#project-templates"><text:span text:style-name="T11_20">/</text:span></text:a></text:span><text:span text:style-name="T11_21"><text:a xlink:type="simple" xlink:href="http://qt-project.org/doc/qt-4.8/qmake-project-files.html#project-templates"><text:span text:style-name="T11_22">qt</text:span></text:a></text:span><text:span text:style-name="T11_23"><text:a xlink:type="simple" xlink:href="http://qt-project.org/doc/qt-4.8/qmake-project-files.html#project-templates"><text:span text:style-name="T11_24">-4.8/</text:span></text:a></text:span><text:span text:style-name="T11_25"><text:a xlink:type="simple" xlink:href="http://qt-project.org/doc/qt-4.8/qmake-project-files.html#project-templates"><text:span text:style-name="T11_26">qmake</text:span></text:a></text:span><text:span text:style-name="T11_27"><text:a xlink:type="simple" xlink:href="http://qt-project.org/doc/qt-4.8/qmake-project-files.html#project-templates"><text:span text:style-name="T11_28">-</text:span></text:a></text:span><text:span text:style-name="T11_29"><text:a xlink:type="simple" xlink:href="http://qt-project.org/doc/qt-4.8/qmake-project-files.html#project-templates"><text:span text:style-name="T11_30">project</text:span></text:a></text:span><text:span text:style-name="T11_31"><text:a xlink:type="simple" xlink:href="http://qt-project.org/doc/qt-4.8/qmake-project-files.html#project-templates"><text:span text:style-name="T11_32">-</text:span></text:a></text:span><text:span text:style-name="T11_33"><text:a xlink:type="simple" xlink:href="http://qt-project.org/doc/qt-4.8/qmake-project-files.html#project-templates"><text:span text:style-name="T11_34">files</text:span></text:a></text:span><text:span text:style-name="T11_35"><text:a xlink:type="simple" xlink:href="http://qt-project.org/doc/qt-4.8/qmake-project-files.html#project-templates"><text:span text:style-name="T11_36">.</text:span></text:a></text:span><text:span text:style-name="T11_37"><text:a xlink:type="simple" xlink:href="http://qt-project.org/doc/qt-4.8/qmake-project-files.html#project-templates"><text:span text:style-name="T11_38">html</text:span></text:a></text:span><text:span text:style-name="T11_39"><text:a xlink:type="simple" xlink:href="http://qt-project.org/doc/qt-4.8/qmake-project-files.html#project-templates"><text:span text:style-name="T11_40">#</text:span></text:a></text:span><text:span text:style-name="T11_41"><text:a xlink:type="simple" xlink:href="http://qt-project.org/doc/qt-4.8/qmake-project-files.html#project-templates"><text:span text:style-name="T11_42">project</text:span></text:a></text:span><text:span text:style-name="T11_43"><text:a xlink:type="simple" xlink:href="http://qt-project.org/doc/qt-4.8/qmake-project-files.html#project-templates"><text:span text:style-name="T11_44">-</text:span></text:a></text:span><text:span text:style-name="T11_45"><text:a xlink:type="simple" xlink:href="http://qt-project.org/doc/qt-4.8/qmake-project-files.html#project-templates"><text:span text:style-name="T11_46">templates</text:span></text:a></text:span></text:p>
      <text:p text:style-name="P12"/>
      <text:p text:style-name="P13"><text:span text:style-name="T13_1">Cmake</text:span><text:span text:style-name="T13_2"><text:s/></text:span><text:span text:style-name="T13_3">useful</text:span><text:span text:style-name="T13_4"><text:s/></text:span><text:span text:style-name="T13_5">variables</text:span></text:p>
      <text:p text:style-name="P14"><text:span text:style-name="T14_1"><text:a xlink:type="simple" xlink:href="http://www.cmake.org/Wiki/CMake_Useful_Variables"><text:span text:style-name="T14_2">http</text:span></text:a></text:span><text:span text:style-name="T14_3"><text:a xlink:type="simple" xlink:href="http://www.cmake.org/Wiki/CMake_Useful_Variables"><text:span text:style-name="T14_4">://</text:span></text:a></text:span><text:span text:style-name="T14_5"><text:a xlink:type="simple" xlink:href="http://www.cmake.org/Wiki/CMake_Useful_Variables"><text:span text:style-name="T14_6">www</text:span></text:a></text:span><text:span text:style-name="T14_7"><text:a xlink:type="simple" xlink:href="http://www.cmake.org/Wiki/CMake_Useful_Variables"><text:span text:style-name="T14_8">.</text:span></text:a></text:span><text:span text:style-name="T14_9"><text:a xlink:type="simple" xlink:href="http://www.cmake.org/Wiki/CMake_Useful_Variables"><text:span text:style-name="T14_10">cmake</text:span></text:a></text:span><text:span text:style-name="T14_11"><text:a xlink:type="simple" xlink:href="http://www.cmake.org/Wiki/CMake_Useful_Variables"><text:span text:style-name="T14_12">.</text:span></text:a></text:span><text:span text:style-name="T14_13"><text:a xlink:type="simple" xlink:href="http://www.cmake.org/Wiki/CMake_Useful_Variables"><text:span text:style-name="T14_14">org</text:span></text:a></text:span><text:span text:style-name="T14_15"><text:a xlink:type="simple" xlink:href="http://www.cmake.org/Wiki/CMake_Useful_Variables"><text:span text:style-name="T14_16">/</text:span></text:a></text:span><text:span text:style-name="T14_17"><text:a xlink:type="simple" xlink:href="http://www.cmake.org/Wiki/CMake_Useful_Variables"><text:span text:style-name="T14_18">Wiki</text:span></text:a></text:span><text:span text:style-name="T14_19"><text:a xlink:type="simple" xlink:href="http://www.cmake.org/Wiki/CMake_Useful_Variables"><text:span text:style-name="T14_20">/</text:span></text:a></text:span><text:span text:style-name="T14_21"><text:a xlink:type="simple" xlink:href="http://www.cmake.org/Wiki/CMake_Useful_Variables"><text:span text:style-name="T14_22">CMake</text:span></text:a></text:span><text:span text:style-name="T14_23"><text:a xlink:type="simple" xlink:href="http://www.cmake.org/Wiki/CMake_Useful_Variables"><text:span text:style-name="T14_24">_</text:span></text:a></text:span><text:span text:style-name="T14_25"><text:a xlink:type="simple" xlink:href="http://www.cmake.org/Wiki/CMake_Useful_Variables"><text:span text:style-name="T14_26">Useful</text:span></text:a></text:span><text:span text:style-name="T14_27"><text:a xlink:type="simple" xlink:href="http://www.cmake.org/Wiki/CMake_Useful_Variables"><text:span text:style-name="T14_28">_</text:span></text:a></text:span><text:span text:style-name="T14_29"><text:a xlink:type="simple" xlink:href="http://www.cmake.org/Wiki/CMake_Useful_Variables"><text:span text:style-name="T14_30">Variables</text:span></text:a></text:span></text:p>
      <text:p text:style-name="P15"/>
      <text:p text:style-name="P16"><text:span text:style-name="T16_1">Similar</text:span><text:span text:style-name="T16_2"><text:s/></text:span><text:span text:style-name="T16_3">libs</text:span><text:span text:style-name="T16_4"><text:s/></text:span><text:span text:style-name="T16_5">to</text:span><text:span text:style-name="T16_6"><text:s/></text:span><text:span text:style-name="T16_7">build</text:span><text:span text:style-name="T16_8"><text:s/></text:span><text:span text:style-name="T16_9">with</text:span><text:span text:style-name="T16_10"><text:s/></text:span><text:span text:style-name="T16_11">tutorial</text:span></text:p>
      <text:p text:style-name="P17"><text:span text:style-name="T17_1"><text:a xlink:type="simple" xlink:href="http://www.multigesture.net/articles/how-to-upgrade-your-mingw-with-commonly-used-libraries/"><text:span text:style-name="T17_2">http</text:span></text:a></text:span><text:span text:style-name="T17_3"><text:a xlink:type="simple" xlink:href="http://www.multigesture.net/articles/how-to-upgrade-your-mingw-with-commonly-used-libraries/"><text:span text:style-name="T17_4">://</text:span></text:a></text:span><text:span text:style-name="T17_5"><text:a xlink:type="simple" xlink:href="http://www.multigesture.net/articles/how-to-upgrade-your-mingw-with-commonly-used-libraries/"><text:span text:style-name="T17_6">www</text:span></text:a></text:span><text:span text:style-name="T17_7"><text:a xlink:type="simple" xlink:href="http://www.multigesture.net/articles/how-to-upgrade-your-mingw-with-commonly-used-libraries/"><text:span text:style-name="T17_8">.</text:span></text:a></text:span><text:span text:style-name="T17_9"><text:a xlink:type="simple" xlink:href="http://www.multigesture.net/articles/how-to-upgrade-your-mingw-with-commonly-used-libraries/"><text:span text:style-name="T17_10">multigesture</text:span></text:a></text:span><text:span text:style-name="T17_11"><text:a xlink:type="simple" xlink:href="http://www.multigesture.net/articles/how-to-upgrade-your-mingw-with-commonly-used-libraries/"><text:span text:style-name="T17_12">.</text:span></text:a></text:span><text:span text:style-name="T17_13"><text:a xlink:type="simple" xlink:href="http://www.multigesture.net/articles/how-to-upgrade-your-mingw-with-commonly-used-libraries/"><text:span text:style-name="T17_14">net</text:span></text:a></text:span><text:span text:style-name="T17_15"><text:a xlink:type="simple" xlink:href="http://www.multigesture.net/articles/how-to-upgrade-your-mingw-with-commonly-used-libraries/"><text:span text:style-name="T17_16">/</text:span></text:a></text:span><text:span text:style-name="T17_17"><text:a xlink:type="simple" xlink:href="http://www.multigesture.net/articles/how-to-upgrade-your-mingw-with-commonly-used-libraries/"><text:span text:style-name="T17_18">articles</text:span></text:a></text:span><text:span text:style-name="T17_19"><text:a xlink:type="simple" xlink:href="http://www.multigesture.net/articles/how-to-upgrade-your-mingw-with-commonly-used-libraries/"><text:span text:style-name="T17_20">/</text:span></text:a></text:span><text:span text:style-name="T17_21"><text:a xlink:type="simple" xlink:href="http://www.multigesture.net/articles/how-to-upgrade-your-mingw-with-commonly-used-libraries/"><text:span text:style-name="T17_22">how</text:span></text:a></text:span><text:span text:style-name="T17_23"><text:a xlink:type="simple" xlink:href="http://www.multigesture.net/articles/how-to-upgrade-your-mingw-with-commonly-used-libraries/"><text:span text:style-name="T17_24">-</text:span></text:a></text:span><text:span text:style-name="T17_25"><text:a xlink:type="simple" xlink:href="http://www.multigesture.net/articles/how-to-upgrade-your-mingw-with-commonly-used-libraries/"><text:span text:style-name="T17_26">to</text:span></text:a></text:span><text:span text:style-name="T17_27"><text:a xlink:type="simple" xlink:href="http://www.multigesture.net/articles/how-to-upgrade-your-mingw-with-commonly-used-libraries/"><text:span text:style-name="T17_28">-</text:span></text:a></text:span><text:span text:style-name="T17_29"><text:a xlink:type="simple" xlink:href="http://www.multigesture.net/articles/how-to-upgrade-your-mingw-with-commonly-used-libraries/"><text:span text:style-name="T17_30">upgrade</text:span></text:a></text:span><text:span text:style-name="T17_31"><text:a xlink:type="simple" xlink:href="http://www.multigesture.net/articles/how-to-upgrade-your-mingw-with-commonly-used-libraries/"><text:span text:style-name="T17_32">-</text:span></text:a></text:span><text:span text:style-name="T17_33"><text:a xlink:type="simple" xlink:href="http://www.multigesture.net/articles/how-to-upgrade-your-mingw-with-commonly-used-libraries/"><text:span text:style-name="T17_34">your</text:span></text:a></text:span><text:span text:style-name="T17_35"><text:a xlink:type="simple" xlink:href="http://www.multigesture.net/articles/how-to-upgrade-your-mingw-with-commonly-used-libraries/"><text:span text:style-name="T17_36">-</text:span></text:a></text:span><text:span text:style-name="T17_37"><text:a xlink:type="simple" xlink:href="http://www.multigesture.net/articles/how-to-upgrade-your-mingw-with-commonly-used-libraries/"><text:span text:style-name="T17_38">mingw</text:span></text:a></text:span><text:span text:style-name="T17_39"><text:a xlink:type="simple" xlink:href="http://www.multigesture.net/articles/how-to-upgrade-your-mingw-with-commonly-used-libraries/"><text:span text:style-name="T17_40">-</text:span></text:a></text:span><text:span text:style-name="T17_41"><text:a xlink:type="simple" xlink:href="http://www.multigesture.net/articles/how-to-upgrade-your-mingw-with-commonly-used-libraries/"><text:span text:style-name="T17_42">with</text:span></text:a></text:span><text:span text:style-name="T17_43"><text:a xlink:type="simple" xlink:href="http://www.multigesture.net/articles/how-to-upgrade-your-mingw-with-commonly-used-libraries/"><text:span text:style-name="T17_44">-</text:span></text:a></text:span><text:span text:style-name="T17_45"><text:a xlink:type="simple" xlink:href="http://www.multigesture.net/articles/how-to-upgrade-your-mingw-with-commonly-used-libraries/"><text:span text:style-name="T17_46">commonly</text:span></text:a></text:span><text:span text:style-name="T17_47"><text:a xlink:type="simple" xlink:href="http://www.multigesture.net/articles/how-to-upgrade-your-mingw-with-commonly-used-libraries/"><text:span text:style-name="T17_48">-</text:span></text:a></text:span><text:span text:style-name="T17_49"><text:a xlink:type="simple" xlink:href="http://www.multigesture.net/articles/how-to-upgrade-your-mingw-with-commonly-used-libraries/"><text:span text:style-name="T17_50">used</text:span></text:a></text:span><text:span text:style-name="T17_51"><text:a xlink:type="simple" xlink:href="http://www.multigesture.net/articles/how-to-upgrade-your-mingw-with-commonly-used-libraries/"><text:span text:style-name="T17_52">-</text:span></text:a></text:span><text:span text:style-name="T17_53"><text:a xlink:type="simple" xlink:href="http://www.multigesture.net/articles/how-to-upgrade-your-mingw-with-commonly-used-libraries/"><text:span text:style-name="T17_54">libraries</text:span></text:a></text:span><text:span text:style-name="T17_55"><text:a xlink:type="simple" xlink:href="http://www.multigesture.net/articles/how-to-upgrade-your-mingw-with-commonly-used-libraries/"><text:span text:style-name="T17_56">/</text:span></text:a></text:span></text:p>
      <text:p text:style-name="P18"><text:span text:style-name="T18_1"><text:a xlink:type="simple" xlink:href="http://wiki.openttd.org/Compiling_on_Windows_using_MinGW"><text:span text:style-name="T18_2">http</text:span></text:a></text:span><text:span text:style-name="T18_3"><text:a xlink:type="simple" xlink:href="http://wiki.openttd.org/Compiling_on_Windows_using_MinGW"><text:span text:style-name="T18_4">://</text:span></text:a></text:span><text:span text:style-name="T18_5"><text:a xlink:type="simple" xlink:href="http://wiki.openttd.org/Compiling_on_Windows_using_MinGW"><text:span text:style-name="T18_6">wiki</text:span></text:a></text:span><text:span text:style-name="T18_7"><text:a xlink:type="simple" xlink:href="http://wiki.openttd.org/Compiling_on_Windows_using_MinGW"><text:span text:style-name="T18_8">.</text:span></text:a></text:span><text:span text:style-name="T18_9"><text:a xlink:type="simple" xlink:href="http://wiki.openttd.org/Compiling_on_Windows_using_MinGW"><text:span text:style-name="T18_10">openttd</text:span></text:a></text:span><text:span text:style-name="T18_11"><text:a xlink:type="simple" xlink:href="http://wiki.openttd.org/Compiling_on_Windows_using_MinGW"><text:span text:style-name="T18_12">.</text:span></text:a></text:span><text:span text:style-name="T18_13"><text:a xlink:type="simple" xlink:href="http://wiki.openttd.org/Compiling_on_Windows_using_MinGW"><text:span text:style-name="T18_14">org</text:span></text:a></text:span><text:span text:style-name="T18_15"><text:a xlink:type="simple" xlink:href="http://wiki.openttd.org/Compiling_on_Windows_using_MinGW"><text:span text:style-name="T18_16">/</text:span></text:a></text:span><text:span text:style-name="T18_17"><text:a xlink:type="simple" xlink:href="http://wiki.openttd.org/Compiling_on_Windows_using_MinGW"><text:span text:style-name="T18_18">Compiling</text:span></text:a></text:span><text:span text:style-name="T18_19"><text:a xlink:type="simple" xlink:href="http://wiki.openttd.org/Compiling_on_Windows_using_MinGW"><text:span text:style-name="T18_20">_</text:span></text:a></text:span><text:span text:style-name="T18_21"><text:a xlink:type="simple" xlink:href="http://wiki.openttd.org/Compiling_on_Windows_using_MinGW"><text:span text:style-name="T18_22">on</text:span></text:a></text:span><text:span text:style-name="T18_23"><text:a xlink:type="simple" xlink:href="http://wiki.openttd.org/Compiling_on_Windows_using_MinGW"><text:span text:style-name="T18_24">_</text:span></text:a></text:span><text:span text:style-name="T18_25"><text:a xlink:type="simple" xlink:href="http://wiki.openttd.org/Compiling_on_Windows_using_MinGW"><text:span text:style-name="T18_26">Windows</text:span></text:a></text:span><text:span text:style-name="T18_27"><text:a xlink:type="simple" xlink:href="http://wiki.openttd.org/Compiling_on_Windows_using_MinGW"><text:span text:style-name="T18_28">_</text:span></text:a></text:span><text:span text:style-name="T18_29"><text:a xlink:type="simple" xlink:href="http://wiki.openttd.org/Compiling_on_Windows_using_MinGW"><text:span text:style-name="T18_30">using</text:span></text:a></text:span><text:span text:style-name="T18_31"><text:a xlink:type="simple" xlink:href="http://wiki.openttd.org/Compiling_on_Windows_using_MinGW"><text:span text:style-name="T18_32">_</text:span></text:a></text:span><text:span text:style-name="T18_33"><text:a xlink:type="simple" xlink:href="http://wiki.openttd.org/Compiling_on_Windows_using_MinGW"><text:span text:style-name="T18_34">MinGW</text:span></text:a></text:span></text:p>
      <text:p text:style-name="P19"><text:span text:style-name="T19_1"><text:a xlink:type="simple" xlink:href="http://musescore.org/en/developers-handbook/compilation/compile-instructions-windows-mingw-git"><text:span text:style-name="T19_2">http</text:span></text:a></text:span><text:span text:style-name="T19_3"><text:a xlink:type="simple" xlink:href="http://musescore.org/en/developers-handbook/compilation/compile-instructions-windows-mingw-git"><text:span text:style-name="T19_4">://</text:span></text:a></text:span><text:span text:style-name="T19_5"><text:a xlink:type="simple" xlink:href="http://musescore.org/en/developers-handbook/compilation/compile-instructions-windows-mingw-git"><text:span text:style-name="T19_6">musescore</text:span></text:a></text:span><text:span text:style-name="T19_7"><text:a xlink:type="simple" xlink:href="http://musescore.org/en/developers-handbook/compilation/compile-instructions-windows-mingw-git"><text:span text:style-name="T19_8">.</text:span></text:a></text:span><text:span text:style-name="T19_9"><text:a xlink:type="simple" xlink:href="http://musescore.org/en/developers-handbook/compilation/compile-instructions-windows-mingw-git"><text:span text:style-name="T19_10">org</text:span></text:a></text:span><text:span text:style-name="T19_11"><text:a xlink:type="simple" xlink:href="http://musescore.org/en/developers-handbook/compilation/compile-instructions-windows-mingw-git"><text:span text:style-name="T19_12">/</text:span></text:a></text:span><text:span text:style-name="T19_13"><text:a xlink:type="simple" xlink:href="http://musescore.org/en/developers-handbook/compilation/compile-instructions-windows-mingw-git"><text:span text:style-name="T19_14">en</text:span></text:a></text:span><text:span text:style-name="T19_15"><text:a xlink:type="simple" xlink:href="http://musescore.org/en/developers-handbook/compilation/compile-instructions-windows-mingw-git"><text:span text:style-name="T19_16">/</text:span></text:a></text:span><text:span text:style-name="T19_17"><text:a xlink:type="simple" xlink:href="http://musescore.org/en/developers-handbook/compilation/compile-instructions-windows-mingw-git"><text:span text:style-name="T19_18">developers</text:span></text:a></text:span><text:span text:style-name="T19_19"><text:a xlink:type="simple" xlink:href="http://musescore.org/en/developers-handbook/compilation/compile-instructions-windows-mingw-git"><text:span text:style-name="T19_20">-</text:span></text:a></text:span><text:span text:style-name="T19_21"><text:a xlink:type="simple" xlink:href="http://musescore.org/en/developers-handbook/compilation/compile-instructions-windows-mingw-git"><text:span text:style-name="T19_22">handbook</text:span></text:a></text:span><text:span text:style-name="T19_23"><text:a xlink:type="simple" xlink:href="http://musescore.org/en/developers-handbook/compilation/compile-instructions-windows-mingw-git"><text:span text:style-name="T19_24">/</text:span></text:a></text:span><text:span text:style-name="T19_25"><text:a xlink:type="simple" xlink:href="http://musescore.org/en/developers-handbook/compilation/compile-instructions-windows-mingw-git"><text:span text:style-name="T19_26">compilation</text:span></text:a></text:span><text:span text:style-name="T19_27"><text:a xlink:type="simple" xlink:href="http://musescore.org/en/developers-handbook/compilation/compile-instructions-windows-mingw-git"><text:span text:style-name="T19_28">/</text:span></text:a></text:span><text:span text:style-name="T19_29"><text:a xlink:type="simple" xlink:href="http://musescore.org/en/developers-handbook/compilation/compile-instructions-windows-mingw-git"><text:span text:style-name="T19_30">compile</text:span></text:a></text:span><text:span text:style-name="T19_31"><text:a xlink:type="simple" xlink:href="http://musescore.org/en/developers-handbook/compilation/compile-instructions-windows-mingw-git"><text:span text:style-name="T19_32">-</text:span></text:a></text:span><text:span text:style-name="T19_33"><text:a xlink:type="simple" xlink:href="http://musescore.org/en/developers-handbook/compilation/compile-instructions-windows-mingw-git"><text:span text:style-name="T19_34">instructions</text:span></text:a></text:span><text:span text:style-name="T19_35"><text:a xlink:type="simple" xlink:href="http://musescore.org/en/developers-handbook/compilation/compile-instructions-windows-mingw-git"><text:span text:style-name="T19_36">-</text:span></text:a></text:span><text:span text:style-name="T19_37"><text:a xlink:type="simple" xlink:href="http://musescore.org/en/developers-handbook/compilation/compile-instructions-windows-mingw-git"><text:span text:style-name="T19_38">windows</text:span></text:a></text:span><text:span text:style-name="T19_39"><text:a xlink:type="simple" xlink:href="http://musescore.org/en/developers-handbook/compilation/compile-instructions-windows-mingw-git"><text:span text:style-name="T19_40">-</text:span></text:a></text:span><text:span text:style-name="T19_41"><text:a xlink:type="simple" xlink:href="http://musescore.org/en/developers-handbook/compilation/compile-instructions-windows-mingw-git"><text:span text:style-name="T19_42">mingw</text:span></text:a></text:span><text:span text:style-name="T19_43"><text:a xlink:type="simple" xlink:href="http://musescore.org/en/developers-handbook/compilation/compile-instructions-windows-mingw-git"><text:span text:style-name="T19_44">-</text:span></text:a></text:span><text:span text:style-name="T19_45"><text:a xlink:type="simple" xlink:href="http://musescore.org/en/developers-handbook/compilation/compile-instructions-windows-mingw-git"><text:span text:style-name="T19_46">git</text:span></text:a></text:span></text:p>
      <text:p text:style-name="P20"><text:span text:style-name="T20_1"><text:a xlink:type="simple" xlink:href="http://www.go-evolution.org/Building_Evolution_on_Windows"><text:span text:style-name="T20_2">http</text:span></text:a></text:span><text:span text:style-name="T20_3"><text:a xlink:type="simple" xlink:href="http://www.go-evolution.org/Building_Evolution_on_Windows"><text:span text:style-name="T20_4">://</text:span></text:a></text:span><text:span text:style-name="T20_5"><text:a xlink:type="simple" xlink:href="http://www.go-evolution.org/Building_Evolution_on_Windows"><text:span text:style-name="T20_6">www</text:span></text:a></text:span><text:span text:style-name="T20_7"><text:a xlink:type="simple" xlink:href="http://www.go-evolution.org/Building_Evolution_on_Windows"><text:span text:style-name="T20_8">.</text:span></text:a></text:span><text:span text:style-name="T20_9"><text:a xlink:type="simple" xlink:href="http://www.go-evolution.org/Building_Evolution_on_Windows"><text:span text:style-name="T20_10">go</text:span></text:a></text:span><text:span text:style-name="T20_11"><text:a xlink:type="simple" xlink:href="http://www.go-evolution.org/Building_Evolution_on_Windows"><text:span text:style-name="T20_12">-</text:span></text:a></text:span><text:span text:style-name="T20_13"><text:a xlink:type="simple" xlink:href="http://www.go-evolution.org/Building_Evolution_on_Windows"><text:span text:style-name="T20_14">evolution</text:span></text:a></text:span><text:span text:style-name="T20_15"><text:a xlink:type="simple" xlink:href="http://www.go-evolution.org/Building_Evolution_on_Windows"><text:span text:style-name="T20_16">.</text:span></text:a></text:span><text:span text:style-name="T20_17"><text:a xlink:type="simple" xlink:href="http://www.go-evolution.org/Building_Evolution_on_Windows"><text:span text:style-name="T20_18">org</text:span></text:a></text:span><text:span text:style-name="T20_19"><text:a xlink:type="simple" xlink:href="http://www.go-evolution.org/Building_Evolution_on_Windows"><text:span text:style-name="T20_20">/</text:span></text:a></text:span><text:span text:style-name="T20_21"><text:a xlink:type="simple" xlink:href="http://www.go-evolution.org/Building_Evolution_on_Windows"><text:span text:style-name="T20_22">Building</text:span></text:a></text:span><text:span text:style-name="T20_23"><text:a xlink:type="simple" xlink:href="http://www.go-evolution.org/Building_Evolution_on_Windows"><text:span text:style-name="T20_24">_</text:span></text:a></text:span><text:span text:style-name="T20_25"><text:a xlink:type="simple" xlink:href="http://www.go-evolution.org/Building_Evolution_on_Windows"><text:span text:style-name="T20_26">Evolution</text:span></text:a></text:span><text:span text:style-name="T20_27"><text:a xlink:type="simple" xlink:href="http://www.go-evolution.org/Building_Evolution_on_Windows"><text:span text:style-name="T20_28">_</text:span></text:a></text:span><text:span text:style-name="T20_29"><text:a xlink:type="simple" xlink:href="http://www.go-evolution.org/Building_Evolution_on_Windows"><text:span text:style-name="T20_30">on</text:span></text:a></text:span><text:span text:style-name="T20_31"><text:a xlink:type="simple" xlink:href="http://www.go-evolution.org/Building_Evolution_on_Windows"><text:span text:style-name="T20_32">_</text:span></text:a></text:span><text:span text:style-name="T20_33"><text:a xlink:type="simple" xlink:href="http://www.go-evolution.org/Building_Evolution_on_Windows"><text:span text:style-name="T20_34">Windows</text:span></text:a></text:span></text:p>
      <text:p text:style-name="P21"/>
      <text:p text:style-name="P22"><text:span text:style-name="T22_1">Autoconf</text:span><text:span text:style-name="T22_2"><text:s/></text:span><text:span text:style-name="T22_3">info</text:span><text:span text:style-name="T22_4"><text:s/></text:span><text:span text:style-name="T22_5">and</text:span><text:span text:style-name="T22_6"><text:s/></text:span><text:span text:style-name="T22_7">setting</text:span><text:span text:style-name="T22_8"><text:s/></text:span><text:span text:style-name="T22_9">CXXFLAGS</text:span><text:span text:style-name="T22_10"><text:s/></text:span><text:span text:style-name="T22_11">etc</text:span><text:span text:style-name="T22_12">.<text:s/></text:span><text:span text:style-name="T22_13">in</text:span><text:span text:style-name="T22_14"><text:s/></text:span><text:span text:style-name="T22_15">configure</text:span><text:span text:style-name="T22_16"><text:s/></text:span><text:span text:style-name="T22_17">script</text:span></text:p>
      <text:p text:style-name="P23"><text:span text:style-name="T23_1"><text:a xlink:type="simple" xlink:href="http://www.mesa3d.org/autoconf.html"><text:span text:style-name="T23_2">http</text:span></text:a></text:span><text:span text:style-name="T23_3"><text:a xlink:type="simple" xlink:href="http://www.mesa3d.org/autoconf.html"><text:span text:style-name="T23_4">://</text:span></text:a></text:span><text:span text:style-name="T23_5"><text:a xlink:type="simple" xlink:href="http://www.mesa3d.org/autoconf.html"><text:span text:style-name="T23_6">www</text:span></text:a></text:span><text:span text:style-name="T23_7"><text:a xlink:type="simple" xlink:href="http://www.mesa3d.org/autoconf.html"><text:span text:style-name="T23_8">.</text:span></text:a></text:span><text:span text:style-name="T23_9"><text:a xlink:type="simple" xlink:href="http://www.mesa3d.org/autoconf.html"><text:span text:style-name="T23_10">mesa</text:span></text:a></text:span><text:span text:style-name="T23_11"><text:a xlink:type="simple" xlink:href="http://www.mesa3d.org/autoconf.html"><text:span text:style-name="T23_12">3</text:span></text:a></text:span><text:span text:style-name="T23_13"><text:a xlink:type="simple" xlink:href="http://www.mesa3d.org/autoconf.html"><text:span text:style-name="T23_14">d</text:span></text:a></text:span><text:span text:style-name="T23_15"><text:a xlink:type="simple" xlink:href="http://www.mesa3d.org/autoconf.html"><text:span text:style-name="T23_16">.</text:span></text:a></text:span><text:span text:style-name="T23_17"><text:a xlink:type="simple" xlink:href="http://www.mesa3d.org/autoconf.html"><text:span text:style-name="T23_18">org</text:span></text:a></text:span><text:span text:style-name="T23_19"><text:a xlink:type="simple" xlink:href="http://www.mesa3d.org/autoconf.html"><text:span text:style-name="T23_20">/</text:span></text:a></text:span><text:span text:style-name="T23_21"><text:a xlink:type="simple" xlink:href="http://www.mesa3d.org/autoconf.html"><text:span text:style-name="T23_22">autoconf</text:span></text:a></text:span><text:span text:style-name="T23_23"><text:a xlink:type="simple" xlink:href="http://www.mesa3d.org/autoconf.html"><text:span text:style-name="T23_24">.</text:span></text:a></text:span><text:span text:style-name="T23_25"><text:a xlink:type="simple" xlink:href="http://www.mesa3d.org/autoconf.html"><text:span text:style-name="T23_26">html</text:span></text:a></text:span></text:p>
      <text:p text:style-name="P24"><text:span text:style-name="T24_1"><text:a xlink:type="simple" xlink:href="http://dev.thep.lu.se/svndigest/ticket/488"><text:span text:style-name="T24_2">http</text:span></text:a></text:span><text:span text:style-name="T24_3"><text:a xlink:type="simple" xlink:href="http://dev.thep.lu.se/svndigest/ticket/488"><text:span text:style-name="T24_4">://</text:span></text:a></text:span><text:span text:style-name="T24_5"><text:a xlink:type="simple" xlink:href="http://dev.thep.lu.se/svndigest/ticket/488"><text:span text:style-name="T24_6">dev</text:span></text:a></text:span><text:span text:style-name="T24_7"><text:a xlink:type="simple" xlink:href="http://dev.thep.lu.se/svndigest/ticket/488"><text:span text:style-name="T24_8">.</text:span></text:a></text:span><text:span text:style-name="T24_9"><text:a xlink:type="simple" xlink:href="http://dev.thep.lu.se/svndigest/ticket/488"><text:span text:style-name="T24_10">thep</text:span></text:a></text:span><text:span text:style-name="T24_11"><text:a xlink:type="simple" xlink:href="http://dev.thep.lu.se/svndigest/ticket/488"><text:span text:style-name="T24_12">.</text:span></text:a></text:span><text:span text:style-name="T24_13"><text:a xlink:type="simple" xlink:href="http://dev.thep.lu.se/svndigest/ticket/488"><text:span text:style-name="T24_14">lu</text:span></text:a></text:span><text:span text:style-name="T24_15"><text:a xlink:type="simple" xlink:href="http://dev.thep.lu.se/svndigest/ticket/488"><text:span text:style-name="T24_16">.</text:span></text:a></text:span><text:span text:style-name="T24_17"><text:a xlink:type="simple" xlink:href="http://dev.thep.lu.se/svndigest/ticket/488"><text:span text:style-name="T24_18">se</text:span></text:a></text:span><text:span text:style-name="T24_19"><text:a xlink:type="simple" xlink:href="http://dev.thep.lu.se/svndigest/ticket/488"><text:span text:style-name="T24_20">/</text:span></text:a></text:span><text:span text:style-name="T24_21"><text:a xlink:type="simple" xlink:href="http://dev.thep.lu.se/svndigest/ticket/488"><text:span text:style-name="T24_22">svndigest</text:span></text:a></text:span><text:span text:style-name="T24_23"><text:a xlink:type="simple" xlink:href="http://dev.thep.lu.se/svndigest/ticket/488"><text:span text:style-name="T24_24">/</text:span></text:a></text:span><text:span text:style-name="T24_25"><text:a xlink:type="simple" xlink:href="http://dev.thep.lu.se/svndigest/ticket/488"><text:span text:style-name="T24_26">ticket</text:span></text:a></text:span><text:span text:style-name="T24_27"><text:a xlink:type="simple" xlink:href="http://dev.thep.lu.se/svndigest/ticket/488"><text:span text:style-name="T24_28">/488</text:span></text:a></text:span></text:p>
      <text:p text:style-name="P25"/>
      <text:p text:style-name="P26"><text:span text:style-name="T26_1">LibXML</text:span><text:span text:style-name="T26_2"><text:s/></text:span><text:span text:style-name="T26_3">overview</text:span><text:span text:style-name="T26_4"><text:s text:c="2"/></text:span><text:span text:style-name="T26_5">of</text:span><text:span text:style-name="T26_6"><text:s/></text:span><text:span text:style-name="T26_7">dependencies</text:span></text:p>
      <text:p text:style-name="P27"><text:span text:style-name="T27_1"><text:a xlink:type="simple" xlink:href="http://www.zlatkovic.com/libxml.en.html"><text:span text:style-name="T27_2">http</text:span></text:a></text:span><text:span text:style-name="T27_3"><text:a xlink:type="simple" xlink:href="http://www.zlatkovic.com/libxml.en.html"><text:span text:style-name="T27_4">://</text:span></text:a></text:span><text:span text:style-name="T27_5"><text:a xlink:type="simple" xlink:href="http://www.zlatkovic.com/libxml.en.html"><text:span text:style-name="T27_6">www</text:span></text:a></text:span><text:span text:style-name="T27_7"><text:a xlink:type="simple" xlink:href="http://www.zlatkovic.com/libxml.en.html"><text:span text:style-name="T27_8">.</text:span></text:a></text:span><text:span text:style-name="T27_9"><text:a xlink:type="simple" xlink:href="http://www.zlatkovic.com/libxml.en.html"><text:span text:style-name="T27_10">zlatkovic</text:span></text:a></text:span><text:span text:style-name="T27_11"><text:a xlink:type="simple" xlink:href="http://www.zlatkovic.com/libxml.en.html"><text:span text:style-name="T27_12">.</text:span></text:a></text:span><text:span text:style-name="T27_13"><text:a xlink:type="simple" xlink:href="http://www.zlatkovic.com/libxml.en.html"><text:span text:style-name="T27_14">com</text:span></text:a></text:span><text:span text:style-name="T27_15"><text:a xlink:type="simple" xlink:href="http://www.zlatkovic.com/libxml.en.html"><text:span text:style-name="T27_16">/</text:span></text:a></text:span><text:span text:style-name="T27_17"><text:a xlink:type="simple" xlink:href="http://www.zlatkovic.com/libxml.en.html"><text:span text:style-name="T27_18">libxml</text:span></text:a></text:span><text:span text:style-name="T27_19"><text:a xlink:type="simple" xlink:href="http://www.zlatkovic.com/libxml.en.html"><text:span text:style-name="T27_20">.</text:span></text:a></text:span><text:span text:style-name="T27_21"><text:a xlink:type="simple" xlink:href="http://www.zlatkovic.com/libxml.en.html"><text:span text:style-name="T27_22">en</text:span></text:a></text:span><text:span text:style-name="T27_23"><text:a xlink:type="simple" xlink:href="http://www.zlatkovic.com/libxml.en.html"><text:span text:style-name="T27_24">.</text:span></text:a></text:span><text:span text:style-name="T27_25"><text:a xlink:type="simple" xlink:href="http://www.zlatkovic.com/libxml.en.html"><text:span text:style-name="T27_26">html</text:span></text:a></text:span></text:p>
      <text:p text:style-name="P28"/>
      <text:p text:style-name="P29"/>
      <text:p text:style-name="P30"><text:span text:style-name="T30_1">--------------------</text:span></text:p>
      <text:p text:style-name="P31"><text:span text:style-name="T31_1">finding</text:span><text:span text:style-name="T31_2"><text:s/></text:span><text:span text:style-name="T31_3">out</text:span><text:span text:style-name="T31_4"><text:s/></text:span><text:span text:style-name="T31_5">about</text:span><text:span text:style-name="T31_6"><text:s/></text:span><text:span text:style-name="T31_7">how</text:span><text:span text:style-name="T31_8"><text:s/></text:span><text:span text:style-name="T31_9">prebuilt</text:span><text:span text:style-name="T31_10"><text:s/></text:span><text:span text:style-name="T31_11">Qt</text:span><text:span text:style-name="T31_12"><text:s/></text:span><text:span text:style-name="T31_13">was</text:span><text:span text:style-name="T31_14"><text:s/></text:span><text:span text:style-name="T31_15">configured</text:span></text:p>
      <text:p text:style-name="P32"><text:span text:style-name="T32_1"><text:a xlink:type="simple" xlink:href="http://qt-project.org/forums/viewthread/215"><text:span text:style-name="T32_2">http</text:span></text:a></text:span><text:span text:style-name="T32_3"><text:a xlink:type="simple" xlink:href="http://qt-project.org/forums/viewthread/215"><text:span text:style-name="T32_4">://</text:span></text:a></text:span><text:span text:style-name="T32_5"><text:a xlink:type="simple" xlink:href="http://qt-project.org/forums/viewthread/215"><text:span text:style-name="T32_6">qt</text:span></text:a></text:span><text:span text:style-name="T32_7"><text:a xlink:type="simple" xlink:href="http://qt-project.org/forums/viewthread/215"><text:span text:style-name="T32_8">-</text:span></text:a></text:span><text:span text:style-name="T32_9"><text:a xlink:type="simple" xlink:href="http://qt-project.org/forums/viewthread/215"><text:span text:style-name="T32_10">project</text:span></text:a></text:span><text:span text:style-name="T32_11"><text:a xlink:type="simple" xlink:href="http://qt-project.org/forums/viewthread/215"><text:span text:style-name="T32_12">.</text:span></text:a></text:span><text:span text:style-name="T32_13"><text:a xlink:type="simple" xlink:href="http://qt-project.org/forums/viewthread/215"><text:span text:style-name="T32_14">org</text:span></text:a></text:span><text:span text:style-name="T32_15"><text:a xlink:type="simple" xlink:href="http://qt-project.org/forums/viewthread/215"><text:span text:style-name="T32_16">/</text:span></text:a></text:span><text:span text:style-name="T32_17"><text:a xlink:type="simple" xlink:href="http://qt-project.org/forums/viewthread/215"><text:span text:style-name="T32_18">forums</text:span></text:a></text:span><text:span text:style-name="T32_19"><text:a xlink:type="simple" xlink:href="http://qt-project.org/forums/viewthread/215"><text:span text:style-name="T32_20">/</text:span></text:a></text:span><text:span text:style-name="T32_21"><text:a xlink:type="simple" xlink:href="http://qt-project.org/forums/viewthread/215"><text:span text:style-name="T32_22">viewthread</text:span></text:a></text:span><text:span text:style-name="T32_23"><text:a xlink:type="simple" xlink:href="http://qt-project.org/forums/viewthread/215"><text:span text:style-name="T32_24">/215</text:span></text:a></text:span></text:p>
      <text:p text:style-name="P33"/>
      <text:p text:style-name="P34"/>
      <text:p text:style-name="P35"><text:span text:style-name="T35_1">--------------------</text:span></text:p>
      <text:p text:style-name="P36"><text:span text:style-name="T36_1">Qt</text:span><text:span text:style-name="T36_2"><text:s/>5.</text:span><text:span text:style-name="T36_3">x</text:span><text:span text:style-name="T36_4"><text:s/>(</text:span><text:span text:style-name="T36_5">maybe</text:span><text:span text:style-name="T36_6"><text:s/></text:span><text:span text:style-name="T36_7">for</text:span><text:span text:style-name="T36_8"><text:s/></text:span><text:span text:style-name="T36_9">future</text:span><text:span text:style-name="T36_10"><text:s/></text:span><text:span text:style-name="T36_11">releases</text:span><text:span text:style-name="T36_12">?)</text:span></text:p>
      <text:p text:style-name="P37"><text:span text:style-name="T37_1"><text:a xlink:type="simple" xlink:href="http://qt-project.org/doc/qt-5.0/qtdoc/index.html"><text:span text:style-name="T37_2">http</text:span></text:a></text:span><text:span text:style-name="T37_3"><text:a xlink:type="simple" xlink:href="http://qt-project.org/doc/qt-5.0/qtdoc/index.html"><text:span text:style-name="T37_4">://</text:span></text:a></text:span><text:span text:style-name="T37_5"><text:a xlink:type="simple" xlink:href="http://qt-project.org/doc/qt-5.0/qtdoc/index.html"><text:span text:style-name="T37_6">qt</text:span></text:a></text:span><text:span text:style-name="T37_7"><text:a xlink:type="simple" xlink:href="http://qt-project.org/doc/qt-5.0/qtdoc/index.html"><text:span text:style-name="T37_8">-</text:span></text:a></text:span><text:span text:style-name="T37_9"><text:a xlink:type="simple" xlink:href="http://qt-project.org/doc/qt-5.0/qtdoc/index.html"><text:span text:style-name="T37_10">project</text:span></text:a></text:span><text:span text:style-name="T37_11"><text:a xlink:type="simple" xlink:href="http://qt-project.org/doc/qt-5.0/qtdoc/index.html"><text:span text:style-name="T37_12">.</text:span></text:a></text:span><text:span text:style-name="T37_13"><text:a xlink:type="simple" xlink:href="http://qt-project.org/doc/qt-5.0/qtdoc/index.html"><text:span text:style-name="T37_14">org</text:span></text:a></text:span><text:span text:style-name="T37_15"><text:a xlink:type="simple" xlink:href="http://qt-project.org/doc/qt-5.0/qtdoc/index.html"><text:span text:style-name="T37_16">/</text:span></text:a></text:span><text:span text:style-name="T37_17"><text:a xlink:type="simple" xlink:href="http://qt-project.org/doc/qt-5.0/qtdoc/index.html"><text:span text:style-name="T37_18">doc</text:span></text:a></text:span><text:span text:style-name="T37_19"><text:a xlink:type="simple" xlink:href="http://qt-project.org/doc/qt-5.0/qtdoc/index.html"><text:span text:style-name="T37_20">/</text:span></text:a></text:span><text:span text:style-name="T37_21"><text:a xlink:type="simple" xlink:href="http://qt-project.org/doc/qt-5.0/qtdoc/index.html"><text:span text:style-name="T37_22">qt</text:span></text:a></text:span><text:span text:style-name="T37_23"><text:a xlink:type="simple" xlink:href="http://qt-project.org/doc/qt-5.0/qtdoc/index.html"><text:span text:style-name="T37_24">-5.0/</text:span></text:a></text:span><text:span text:style-name="T37_25"><text:a xlink:type="simple" xlink:href="http://qt-project.org/doc/qt-5.0/qtdoc/index.html"><text:span text:style-name="T37_26">qtdoc</text:span></text:a></text:span><text:span text:style-name="T37_27"><text:a xlink:type="simple" xlink:href="http://qt-project.org/doc/qt-5.0/qtdoc/index.html"><text:span text:style-name="T37_28">/</text:span></text:a></text:span><text:span text:style-name="T37_29"><text:a xlink:type="simple" xlink:href="http://qt-project.org/doc/qt-5.0/qtdoc/index.html"><text:span text:style-name="T37_30">index</text:span></text:a></text:span><text:span text:style-name="T37_31"><text:a xlink:type="simple" xlink:href="http://qt-project.org/doc/qt-5.0/qtdoc/index.html"><text:span text:style-name="T37_32">.</text:span></text:a></text:span><text:span text:style-name="T37_33"><text:a xlink:type="simple" xlink:href="http://qt-project.org/doc/qt-5.0/qtdoc/index.html"><text:span text:style-name="T37_34">html</text:span></text:a></text:span></text:p>
      <text:p text:style-name="P38"><text:span text:style-name="T38_1"><text:a xlink:type="simple" xlink:href="http://qt-project.org/wiki/Building_Qt_5_from_Git"><text:span text:style-name="T38_2">http</text:span></text:a></text:span><text:span text:style-name="T38_3"><text:a xlink:type="simple" xlink:href="http://qt-project.org/wiki/Building_Qt_5_from_Git"><text:span text:style-name="T38_4">://</text:span></text:a></text:span><text:span text:style-name="T38_5"><text:a xlink:type="simple" xlink:href="http://qt-project.org/wiki/Building_Qt_5_from_Git"><text:span text:style-name="T38_6">qt</text:span></text:a></text:span><text:span text:style-name="T38_7"><text:a xlink:type="simple" xlink:href="http://qt-project.org/wiki/Building_Qt_5_from_Git"><text:span text:style-name="T38_8">-</text:span></text:a></text:span><text:span text:style-name="T38_9"><text:a xlink:type="simple" xlink:href="http://qt-project.org/wiki/Building_Qt_5_from_Git"><text:span text:style-name="T38_10">project</text:span></text:a></text:span><text:span text:style-name="T38_11"><text:a xlink:type="simple" xlink:href="http://qt-project.org/wiki/Building_Qt_5_from_Git"><text:span text:style-name="T38_12">.</text:span></text:a></text:span><text:span text:style-name="T38_13"><text:a xlink:type="simple" xlink:href="http://qt-project.org/wiki/Building_Qt_5_from_Git"><text:span text:style-name="T38_14">org</text:span></text:a></text:span><text:span text:style-name="T38_15"><text:a xlink:type="simple" xlink:href="http://qt-project.org/wiki/Building_Qt_5_from_Git"><text:span text:style-name="T38_16">/</text:span></text:a></text:span><text:span text:style-name="T38_17"><text:a xlink:type="simple" xlink:href="http://qt-project.org/wiki/Building_Qt_5_from_Git"><text:span text:style-name="T38_18">wiki</text:span></text:a></text:span><text:span text:style-name="T38_19"><text:a xlink:type="simple" xlink:href="http://qt-project.org/wiki/Building_Qt_5_from_Git"><text:span text:style-name="T38_20">/</text:span></text:a></text:span><text:span text:style-name="T38_21"><text:a xlink:type="simple" xlink:href="http://qt-project.org/wiki/Building_Qt_5_from_Git"><text:span text:style-name="T38_22">Building</text:span></text:a></text:span><text:span text:style-name="T38_23"><text:a xlink:type="simple" xlink:href="http://qt-project.org/wiki/Building_Qt_5_from_Git"><text:span text:style-name="T38_24">_</text:span></text:a></text:span><text:span text:style-name="T38_25"><text:a xlink:type="simple" xlink:href="http://qt-project.org/wiki/Building_Qt_5_from_Git"><text:span text:style-name="T38_26">Qt</text:span></text:a></text:span><text:span text:style-name="T38_27"><text:a xlink:type="simple" xlink:href="http://qt-project.org/wiki/Building_Qt_5_from_Git"><text:span text:style-name="T38_28">_5_</text:span></text:a></text:span><text:span text:style-name="T38_29"><text:a xlink:type="simple" xlink:href="http://qt-project.org/wiki/Building_Qt_5_from_Git"><text:span text:style-name="T38_30">from</text:span></text:a></text:span><text:span text:style-name="T38_31"><text:a xlink:type="simple" xlink:href="http://qt-project.org/wiki/Building_Qt_5_from_Git"><text:span text:style-name="T38_32">_</text:span></text:a></text:span><text:span text:style-name="T38_33"><text:a xlink:type="simple" xlink:href="http://qt-project.org/wiki/Building_Qt_5_from_Git"><text:span text:style-name="T38_34">Git</text:span></text:a></text:span></text:p>
      <text:p text:style-name="P39"><text:span text:style-name="T39_1"><text:a xlink:type="simple" xlink:href="http://qt-project.org/forums/viewthread/27330"><text:span text:style-name="T39_2">http</text:span></text:a></text:span><text:span text:style-name="T39_3"><text:a xlink:type="simple" xlink:href="http://qt-project.org/forums/viewthread/27330"><text:span text:style-name="T39_4">://</text:span></text:a></text:span><text:span text:style-name="T39_5"><text:a xlink:type="simple" xlink:href="http://qt-project.org/forums/viewthread/27330"><text:span text:style-name="T39_6">qt</text:span></text:a></text:span><text:span text:style-name="T39_7"><text:a xlink:type="simple" xlink:href="http://qt-project.org/forums/viewthread/27330"><text:span text:style-name="T39_8">-</text:span></text:a></text:span><text:span text:style-name="T39_9"><text:a xlink:type="simple" xlink:href="http://qt-project.org/forums/viewthread/27330"><text:span text:style-name="T39_10">project</text:span></text:a></text:span><text:span text:style-name="T39_11"><text:a xlink:type="simple" xlink:href="http://qt-project.org/forums/viewthread/27330"><text:span text:style-name="T39_12">.</text:span></text:a></text:span><text:span text:style-name="T39_13"><text:a xlink:type="simple" xlink:href="http://qt-project.org/forums/viewthread/27330"><text:span text:style-name="T39_14">org</text:span></text:a></text:span><text:span text:style-name="T39_15"><text:a xlink:type="simple" xlink:href="http://qt-project.org/forums/viewthread/27330"><text:span text:style-name="T39_16">/</text:span></text:a></text:span><text:span text:style-name="T39_17"><text:a xlink:type="simple" xlink:href="http://qt-project.org/forums/viewthread/27330"><text:span text:style-name="T39_18">forums</text:span></text:a></text:span><text:span text:style-name="T39_19"><text:a xlink:type="simple" xlink:href="http://qt-project.org/forums/viewthread/27330"><text:span text:style-name="T39_20">/</text:span></text:a></text:span><text:span text:style-name="T39_21"><text:a xlink:type="simple" xlink:href="http://qt-project.org/forums/viewthread/27330"><text:span text:style-name="T39_22">viewthread</text:span></text:a></text:span><text:span text:style-name="T39_23"><text:a xlink:type="simple" xlink:href="http://qt-project.org/forums/viewthread/27330"><text:span text:style-name="T39_24">/27330</text:span></text:a></text:span></text:p>
      <text:p text:style-name="P40"><text:span text:style-name="T40_1"><text:a xlink:type="simple" xlink:href="http://qt-project.org/wiki/Compiling-ICU-with-MinGW"><text:span text:style-name="T40_2">http</text:span></text:a></text:span><text:span text:style-name="T40_3"><text:a xlink:type="simple" xlink:href="http://qt-project.org/wiki/Compiling-ICU-with-MinGW"><text:span text:style-name="T40_4">://</text:span></text:a></text:span><text:span text:style-name="T40_5"><text:a xlink:type="simple" xlink:href="http://qt-project.org/wiki/Compiling-ICU-with-MinGW"><text:span text:style-name="T40_6">qt</text:span></text:a></text:span><text:span text:style-name="T40_7"><text:a xlink:type="simple" xlink:href="http://qt-project.org/wiki/Compiling-ICU-with-MinGW"><text:span text:style-name="T40_8">-</text:span></text:a></text:span><text:span text:style-name="T40_9"><text:a xlink:type="simple" xlink:href="http://qt-project.org/wiki/Compiling-ICU-with-MinGW"><text:span text:style-name="T40_10">project</text:span></text:a></text:span><text:span text:style-name="T40_11"><text:a xlink:type="simple" xlink:href="http://qt-project.org/wiki/Compiling-ICU-with-MinGW"><text:span text:style-name="T40_12">.</text:span></text:a></text:span><text:span text:style-name="T40_13"><text:a xlink:type="simple" xlink:href="http://qt-project.org/wiki/Compiling-ICU-with-MinGW"><text:span text:style-name="T40_14">org</text:span></text:a></text:span><text:span text:style-name="T40_15"><text:a xlink:type="simple" xlink:href="http://qt-project.org/wiki/Compiling-ICU-with-MinGW"><text:span text:style-name="T40_16">/</text:span></text:a></text:span><text:span text:style-name="T40_17"><text:a xlink:type="simple" xlink:href="http://qt-project.org/wiki/Compiling-ICU-with-MinGW"><text:span text:style-name="T40_18">wiki</text:span></text:a></text:span><text:span text:style-name="T40_19"><text:a xlink:type="simple" xlink:href="http://qt-project.org/wiki/Compiling-ICU-with-MinGW"><text:span text:style-name="T40_20">/</text:span></text:a></text:span><text:span text:style-name="T40_21"><text:a xlink:type="simple" xlink:href="http://qt-project.org/wiki/Compiling-ICU-with-MinGW"><text:span text:style-name="T40_22">Compiling</text:span></text:a></text:span><text:span text:style-name="T40_23"><text:a xlink:type="simple" xlink:href="http://qt-project.org/wiki/Compiling-ICU-with-MinGW"><text:span text:style-name="T40_24">-</text:span></text:a></text:span><text:span text:style-name="T40_25"><text:a xlink:type="simple" xlink:href="http://qt-project.org/wiki/Compiling-ICU-with-MinGW"><text:span text:style-name="T40_26">ICU</text:span></text:a></text:span><text:span text:style-name="T40_27"><text:a xlink:type="simple" xlink:href="http://qt-project.org/wiki/Compiling-ICU-with-MinGW"><text:span text:style-name="T40_28">-</text:span></text:a></text:span><text:span text:style-name="T40_29"><text:a xlink:type="simple" xlink:href="http://qt-project.org/wiki/Compiling-ICU-with-MinGW"><text:span text:style-name="T40_30">with</text:span></text:a></text:span><text:span text:style-name="T40_31"><text:a xlink:type="simple" xlink:href="http://qt-project.org/wiki/Compiling-ICU-with-MinGW"><text:span text:style-name="T40_32">-</text:span></text:a></text:span><text:span text:style-name="T40_33"><text:a xlink:type="simple" xlink:href="http://qt-project.org/wiki/Compiling-ICU-with-MinGW"><text:span text:style-name="T40_34">MinGW</text:span></text:a></text:span></text:p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